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EA000044060000270AFF6E00B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94006b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ott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051cm" svg:stroke-color="#8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33cc66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3cc66" draw:marker-start-width="0.276cm" draw:marker-end="Arrow_20_concave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2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7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5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2.594cm"/>
    </style:style>
    <style:style style:name="gr1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1.3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4.9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4.964cm"/>
    </style:style>
    <style:style style:name="gr17" style:family="graphic" style:parent-style-name="standard">
      <style:graphic-properties svg:stroke-width="0.051cm" svg:stroke-color="#c0c0c0" draw:marker-start="Arrow_20_concave" draw:marker-start-width="0.381cm" draw:marker-end="Arrow_20_concave" draw:marker-end-width="0.381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02cm" fo:min-width="5.1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7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8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3cm" fo:min-width="3.349cm"/>
    </style:style>
    <style:style style:name="gr22" style:family="graphic" style:parent-style-name="standard">
      <style:graphic-properties svg:stroke-width="0.102cm" svg:stroke-color="#9966cc" draw:marker-start="Arrow_20_concave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9966cc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7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1.972cm"/>
    </style:style>
    <style:style style:name="gr26" style:family="graphic" style:parent-style-name="standard">
      <style:graphic-properties draw:stroke="dash" draw:stroke-dash="Fine_20_Dashed_20__28_var_29_" svg:stroke-width="0.102cm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3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897cm"/>
    </style:style>
    <style:style style:name="gr31" style:family="graphic" style:parent-style-name="standard">
      <style:graphic-properties svg:stroke-width="0.051cm" svg:stroke-color="#ff0000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fill="none" draw:fill-color="#9999ff" draw:opacity="30%" draw:textarea-horizontal-align="justify" draw:textarea-vertical-align="middle" draw:auto-grow-height="false" draw:shadow-opacity="30%"/>
    </style:style>
    <style:style style:name="gr34" style:family="graphic" style:parent-style-name="standard">
      <style:graphic-properties draw:fill="none" draw:fill-color="#dc2300" draw:opacity="30%" draw:textarea-horizontal-align="justify" draw:textarea-vertical-align="middle" draw:auto-grow-height="false" draw:shadow-opacity="3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096cm"/>
    </style:style>
    <style:style style:name="gr37" style:family="graphic" style:parent-style-name="objectwithoutfill">
      <style:graphic-properties svg:stroke-width="0.152cm" svg:stroke-color="#ff9966" draw:marker-start-width="0.503cm" draw:marker-end-width="0.503cm" draw:fill="none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091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753cm"/>
    </style:style>
    <style:style style:name="gr41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4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textarea-horizontal-align="justify" draw:textarea-vertical-align="middle" draw:auto-grow-height="false"/>
    </style:style>
    <style:style style:name="gr45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7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34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77cm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8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2.377cm"/>
    </style:style>
    <style:style style:name="gr54" style:family="graphic" style:parent-style-name="standard">
      <style:graphic-properties svg:stroke-width="0.102cm" svg:stroke-color="#9966cc" draw:marker-start="Arrow_20_concave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marker-end="Arrow" draw:marker-end-width="0.3cm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2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00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2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1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75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4.12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6.96cm"/>
    </style:style>
    <style:style style:name="gr63" style:family="graphic" style:parent-style-name="objectwithoutfill">
      <style:graphic-properties draw:marker-end="Square_20_45" draw:marker-end-width="0.3cm" draw:fill="none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696cm"/>
    </style:style>
    <style:style style:name="gr65" style:family="graphic" style:parent-style-name="standard">
      <style:graphic-properties draw:textarea-vertical-align="middle" draw:auto-grow-height="false" fo:min-height="0.749cm" fo:min-width="0.499cm"/>
    </style:style>
    <style:style style:name="gr66" style:family="graphic" style:parent-style-name="standard">
      <style:graphic-properties draw:textarea-vertical-align="middle" draw:auto-grow-height="false" fo:min-height="0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3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5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1.9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04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8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9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7cm"/>
    </style:style>
    <style:style style:name="gr7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41cm"/>
    </style:style>
    <style:style style:name="gr77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78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79" style:family="graphic" style:parent-style-name="objectwithoutfill">
      <style:graphic-properties draw:stroke="dash" draw:stroke-dash="Fine_20_Dashed_20__28_var_29_" draw:fill="none" draw:fill-color="#ffffff" draw:textarea-horizontal-align="center" draw:textarea-vertical-align="middle"/>
    </style:style>
    <style:style style:name="gr80" style:family="graphic" style:parent-style-name="standard">
      <style:graphic-properties draw:fill="hatch" draw:fill-color="#ffffff" draw:fill-hatch-name="Gray_20_45_20_degrees" draw:opacity="50%" draw:textarea-horizontal-align="justify" draw:textarea-vertical-align="middle" draw:auto-grow-height="false" draw:shadow-opacity="50%"/>
    </style:style>
    <style:style style:name="gr81" style:family="graphic" style:parent-style-name="standard">
      <style:graphic-properties draw:fill="solid" draw:fill-color="#e6ff00" draw:opacity="100%" draw:textarea-horizontal-align="justify" draw:textarea-vertical-align="middle" draw:auto-grow-height="false" draw:shadow-opacity="100%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83" style:family="graphic" style:parent-style-name="objectwithoutfill">
      <style:graphic-properties draw:marker-end="Arrow_20_concave" draw:marker-end-width="0.203cm" draw:fill="none" draw:fill-color="#ffffff" draw:textarea-horizontal-align="center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7cm" fo:min-width="0cm"/>
    </style:style>
    <style:style style:name="gr85" style:family="graphic" style:parent-style-name="objectwithoutfill">
      <style:graphic-properties draw:marker-end="Arrow_20_concave" draw:marker-end-width="0.254cm" draw:fill="none" draw:fill-color="#ffffff" draw:textarea-horizontal-align="center" draw:textarea-vertical-align="middle"/>
    </style:style>
    <style:style style:name="gr86" style:family="graphic" style:parent-style-name="standard">
      <style:graphic-properties draw:fill="hatch" draw:fill-color="#ffffff" draw:fill-gradient-name="Gradient_20_1" draw:fill-hatch-name="Gray_20_45_20_degrees" draw:fill-hatch-solid="false" draw:opacity="50%" draw:textarea-horizontal-align="justify" draw:textarea-vertical-align="middle" draw:auto-grow-height="false" draw:shadow-offset-x="0.305cm" draw:shadow-offset-y="0.305cm" draw:shadow-opacity="50%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54cm"/>
    </style:style>
    <style:style style:name="gr89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8.486cm" fo:min-width="15.50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082cm"/>
    </style:style>
    <style:style style:name="gr91" style:family="graphic" style:parent-style-name="standard">
      <style:graphic-properties draw:fill-color="#9999ff" draw:opacity="30%" draw:textarea-horizontal-align="justify" draw:textarea-vertical-align="middle" draw:auto-grow-height="false" draw:shadow-opacity="30%"/>
    </style:style>
    <style:style style:name="gr92" style:family="graphic" style:parent-style-name="standard">
      <style:graphic-properties draw:fill="solid" draw:fill-color="#dc2300" draw:opacity="30%" draw:textarea-horizontal-align="justify" draw:textarea-vertical-align="middle" draw:auto-grow-height="false" draw:shadow-opacity="30%"/>
    </style:style>
    <style:style style:name="pr1" style:family="presentation" style:parent-style-name="Default-title">
      <style:graphic-properties fo:min-height="1.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446cm"/>
    </style:style>
    <style:style style:name="pr4" style:family="presentation" style:parent-style-name="Default-title">
      <style:graphic-properties fo:min-height="0.4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fill="solid" draw:fill-color="#dc2300" fo:min-height="3.3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7.3999996185303pt" fo:font-weight="bold" style:font-weight-asian="bold" style:font-weight-complex="bold"/>
    </style:style>
    <style:style style:name="P4" style:family="paragraph">
      <style:paragraph-properties fo:text-align="center"/>
      <style:text-properties fo:color="#800000" fo:font-size="17.3999996185303pt" fo:font-weight="bold" style:font-weight-asian="bold" style:font-weight-complex="bold"/>
    </style:style>
    <style:style style:name="P5" style:family="paragraph">
      <style:text-properties fo:font-family="Arial" style:font-family-generic="swiss" style:font-pitch="variable" fo:font-size="17.3999996185303pt" fo:font-weight="bold" style:font-weight-asian="bold" style:font-weight-complex="bold"/>
    </style:style>
    <style:style style:name="P6" style:family="paragraph">
      <style:paragraph-properties fo:text-align="center"/>
      <style:text-properties fo:color="#999999"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color="#800080" fo:font-size="17.3999996185303pt" fo:font-weight="bold" style:font-weight-asian="bold" style:font-weight-complex="bold"/>
    </style:style>
    <style:style style:name="P8" style:family="paragraph">
      <style:paragraph-properties fo:text-align="center"/>
      <style:text-properties fo:font-size="15.3999996185303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  <style:text-properties fo:font-weight="bold" style:font-weight-asian="bold" style:font-weight-complex="bold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16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17" style:family="paragraph">
      <style:text-properties fo:font-size="10pt" fo:font-style="italic" fo:text-shadow="none" style:font-size-asian="10pt" style:font-style-asian="italic" style:font-size-complex="10pt" style:font-style-complex="italic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style:paragraph-properties fo:text-align="end"/>
      <style:text-properties style:text-line-through-style="none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size="11.6000003814697pt" fo:font-weight="bold" style:font-size-asian="12pt" style:font-weight-asian="bold" style:font-size-complex="12pt" style:font-weight-complex="bold"/>
    </style:style>
    <style:style style:name="P25" style:family="paragraph">
      <style:text-properties fo:font-size="11.6000003814697pt" fo:text-shadow="none" fo:font-weight="normal" style:font-size-asian="12pt" style:font-weight-asian="normal" style:font-size-complex="12pt" style:font-weight-complex="normal"/>
    </style:style>
    <style:style style:name="P26" style:family="paragraph">
      <style:text-properties fo:font-size="11.6000003814697pt" fo:font-weight="normal" style:font-size-asian="12pt" style:font-weight-asian="normal" style:font-size-complex="12pt" style:font-weight-complex="normal"/>
    </style:style>
    <style:style style:name="P27" style:family="paragraph">
      <style:text-properties fo:font-size="17.3999996185303pt"/>
    </style:style>
    <style:style style:name="P28" style:family="paragraph">
      <style:text-properties fo:font-size="11.6000003814697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>
      <style:paragraph-properties fo:text-align="center"/>
      <style:text-properties fo:font-size="11.6000003814697pt" fo:font-weight="bold" style:font-size-asian="12pt" style:font-weight-asian="bold" style:font-size-complex="12pt" style:font-weight-complex="bold"/>
    </style:style>
    <style:style style:name="P30" style:family="paragraph"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style:text-properties fo:font-size="10pt" style:font-size-asian="10pt" style:font-size-complex="10pt"/>
    </style:style>
    <style:style style:name="P32" style:family="paragraph"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style:text-properties fo:color="#ffffff"/>
    </style:style>
    <style:style style:name="P34" style:family="paragraph">
      <style:paragraph-properties fo:text-align="end"/>
      <style:text-properties fo:font-size="18pt"/>
    </style:style>
    <style:style style:name="P35" style:family="paragraph">
      <style:paragraph-properties fo:text-align="center"/>
      <style:text-properties fo:font-size="17.3999996185303pt"/>
    </style:style>
    <style:style style:name="P36" style:family="paragraph">
      <style:paragraph-properties fo:text-align="end"/>
      <style:text-properties style:text-line-through-style="none" fo:font-size="18pt"/>
    </style:style>
    <style:style style:name="P37" style:family="paragraph">
      <style:paragraph-properties fo:text-align="end"/>
      <style:text-properties fo:font-size="18pt" fo:font-weight="bold" style:font-weight-asian="bold" style:font-weight-complex="bold"/>
    </style:style>
    <style:style style:name="P38" style:family="paragraph">
      <style:text-properties fo:font-size="8pt"/>
    </style:style>
    <style:style style:name="P39" style:family="paragraph">
      <style:paragraph-properties fo:text-align="center"/>
      <style:text-properties fo:font-size="10pt"/>
    </style:style>
    <style:style style:name="P40" style:family="paragraph">
      <style:text-properties fo:font-size="20pt"/>
    </style:style>
    <style:style style:name="P41" style:family="paragraph">
      <style:paragraph-properties fo:margin-top="0cm" fo:margin-bottom="0.152cm" fo:text-align="center"/>
      <style:text-properties fo:font-size="8pt"/>
    </style:style>
    <style:style style:name="P42" style:family="paragraph">
      <style:paragraph-properties fo:margin-top="0cm" fo:margin-bottom="0.152cm"/>
      <style:text-properties fo:font-size="8pt"/>
    </style:style>
    <style:style style:name="P43" style:family="paragraph">
      <style:paragraph-properties fo:margin-top="0cm" fo:margin-bottom="0.152cm" fo:text-align="start"/>
      <style:text-properties fo:font-size="8pt"/>
    </style:style>
    <style:style style:name="P44" style:family="paragraph">
      <style:paragraph-properties fo:margin-top="0cm" fo:margin-bottom="0.152cm" fo:text-align="center"/>
      <style:text-properties fo:font-family="Arial" style:font-family-generic="swiss" style:font-pitch="variable" fo:font-size="8pt" style:font-size-asian="8pt" style:font-size-complex="8pt" style:text-scale="90%"/>
    </style:style>
    <style:style style:name="P45" style:family="paragraph">
      <style:text-properties fo:font-size="10pt"/>
    </style:style>
    <style:style style:name="P46" style:family="paragraph">
      <style:paragraph-properties fo:text-align="center"/>
      <style:text-properties fo:font-size="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99999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800000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800080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fo:font-style="italic" fo:text-shadow="none" style:font-size-asian="9pt" style:font-style-asian="italic" style:font-size-complex="9pt" style:font-style-complex="italic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text-line-through-style="none" fo:font-size="10pt" style:font-size-asian="10pt" style:font-size-complex="10pt"/>
    </style:style>
    <style:style style:name="T20" style:family="text">
      <style:text-properties style:text-line-through-style="none" fo:font-size="8pt" style:font-size-asian="8pt" style:font-size-complex="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ffffff"/>
    </style:style>
    <style:style style:name="T29" style:family="text">
      <style:text-properties fo:font-family="Arial" style:font-family-generic="swiss" style:font-pitch="variable" fo:font-size="10pt" fo:text-shadow="none" fo:font-weight="bold" style:font-size-asian="10pt" style:font-weight-asian="bold" style:font-size-complex="10pt" style:font-weight-complex="bold" style:text-scale="90%"/>
    </style:style>
    <style:style style:name="T30" style:family="text">
      <style:text-properties fo:font-family="'Courier New'" style:font-family-generic="modern" style:font-pitch="fixed" fo:font-size="8pt" fo:text-shadow="none" fo:font-weight="normal" style:font-size-asian="8pt" style:font-weight-asian="normal" style:font-size-complex="8pt" style:font-weight-complex="normal" style:text-scale="100%"/>
    </style:style>
    <style:style style:name="T31" style:family="text">
      <style:text-properties fo:font-family="Arial" style:font-family-generic="swiss" style:font-pitch="variable" fo:font-size="8pt" fo:text-shadow="none" style:text-underline-style="solid" style:text-underline-width="auto" style:text-underline-color="font-color" fo:font-weight="bold" style:font-size-asian="8pt" style:font-weight-asian="bold" style:font-size-complex="8pt" style:font-weight-complex="bold" style:text-scale="90%"/>
    </style:style>
    <style:style style:name="T32" style:family="text">
      <style:text-properties fo:font-family="'Courier New'" style:font-family-generic="modern" style:font-pitch="fixed" fo:font-size="8pt" style:font-size-asian="8pt" style:font-size-complex="8pt" style:text-scale="100%"/>
    </style:style>
    <style:style style:name="T33" style:family="text">
      <style:text-properties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size-complex="8pt" style:font-weight-complex="bold" style:text-scale="100%"/>
    </style:style>
    <style:style style:name="T34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CRET//NOFOR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footer-name="ftr1" presentation:use-date-time-name="dtd1">
        <draw:custom-shape draw:style-name="gr1" draw:text-style-name="P1" draw:layer="layout" svg:width="4.597cm" svg:height="12.657cm" svg:x="21.924cm" svg:y="5.1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Infrastructure</text:span></text:p>
          </draw:text-box>
        </draw:frame>
        <draw:g xml:id="id1" draw:id="id1"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3" draw:id="id3"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4" draw:id="id4"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" draw:id="id5"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" draw:id="id6"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7" draw:id="id7"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line draw:style-name="gr3" draw:text-style-name="P1" xml:id="id16" draw:id="id16" draw:layer="layout" svg:x1="8.328cm" svg:y1="14.889cm" svg:x2="8.328cm" svg:y2="16.732cm">
          <text:p/>
        </draw:line>
        <draw:connector draw:style-name="gr4" draw:text-style-name="P1" draw:layer="layout" draw:type="line" svg:x1="8.933cm" svg:y1="4.972cm" svg:x2="13.785cm" svg:y2="8.872cm" draw:start-shape="id1" draw:start-glue-point="1" draw:end-shape="id2" draw:end-glue-point="3" svg:d="m8933 4972 4852 3900">
          <text:p/>
        </draw:connector>
        <draw:connector draw:style-name="gr4" draw:text-style-name="P1" draw:layer="layout" draw:type="line" svg:x1="8.933cm" svg:y1="7.239cm" svg:x2="13.785cm" svg:y2="8.872cm" draw:start-shape="id3" draw:start-glue-point="1" draw:end-shape="id2" svg:d="m8933 7239 4852 1633">
          <text:p/>
        </draw:connector>
        <draw:connector draw:style-name="gr4" draw:text-style-name="P1" draw:layer="layout" draw:type="line" svg:x1="8.933cm" svg:y1="9.502cm" svg:x2="13.785cm" svg:y2="8.872cm" draw:start-shape="id4" draw:start-glue-point="1" draw:end-shape="id2" draw:end-glue-point="3" svg:d="m8933 9502 4852-630">
          <text:p/>
        </draw:connector>
        <draw:connector draw:style-name="gr4" draw:text-style-name="P1" draw:layer="layout" draw:type="line" svg:x1="8.933cm" svg:y1="11.768cm" svg:x2="13.785cm" svg:y2="8.872cm" draw:start-shape="id5" draw:start-glue-point="1" draw:end-shape="id2" draw:end-glue-point="3" svg:d="m8933 11768 4852-2896">
          <text:p/>
        </draw:connector>
        <draw:connector draw:style-name="gr4" draw:text-style-name="P1" draw:layer="layout" draw:type="line" svg:x1="8.933cm" svg:y1="14.031cm" svg:x2="13.785cm" svg:y2="8.872cm" draw:start-shape="id6" draw:start-glue-point="1" draw:end-shape="id2" draw:end-glue-point="3" svg:d="m8933 14031 4852-5159">
          <text:p/>
        </draw:connector>
        <draw:connector draw:style-name="gr4" draw:text-style-name="P1" draw:layer="layout" draw:type="line" svg:x1="8.933cm" svg:y1="17.745cm" svg:x2="13.785cm" svg:y2="8.872cm" draw:start-shape="id7" draw:start-glue-point="1" draw:end-shape="id2" svg:d="m8933 17745 4852-8873">
          <text:p/>
        </draw:connector>
        <draw:connector draw:style-name="gr4" draw:text-style-name="P1" draw:layer="layout" draw:type="line" svg:x1="8.933cm" svg:y1="4.972cm" svg:x2="13.785cm" svg:y2="11.847cm" draw:start-shape="id1" draw:start-glue-point="1" draw:end-shape="id8" svg:d="m8933 4972 4852 6875">
          <text:p/>
        </draw:connector>
        <draw:connector draw:style-name="gr4" draw:text-style-name="P1" draw:layer="layout" draw:type="line" svg:x1="8.933cm" svg:y1="7.239cm" svg:x2="13.785cm" svg:y2="11.847cm" draw:start-shape="id3" draw:start-glue-point="1" draw:end-shape="id8" svg:d="m8933 7239 4852 4608">
          <text:p/>
        </draw:connector>
        <draw:connector draw:style-name="gr4" draw:text-style-name="P1" draw:layer="layout" draw:type="line" svg:x1="8.933cm" svg:y1="9.502cm" svg:x2="13.785cm" svg:y2="11.847cm" draw:start-shape="id4" draw:start-glue-point="1" draw:end-shape="id8" draw:end-glue-point="3" svg:d="m8933 9502 4852 2345">
          <text:p/>
        </draw:connector>
        <draw:connector draw:style-name="gr4" draw:text-style-name="P1" draw:layer="layout" draw:type="line" svg:x1="8.933cm" svg:y1="11.768cm" svg:x2="13.785cm" svg:y2="11.847cm" draw:start-shape="id5" draw:start-glue-point="1" draw:end-shape="id8" draw:end-glue-point="3" svg:d="m8933 11768 4852 79">
          <text:p/>
        </draw:connector>
        <draw:connector draw:style-name="gr4" draw:text-style-name="P1" draw:layer="layout" draw:type="line" svg:x1="8.933cm" svg:y1="14.031cm" svg:x2="13.785cm" svg:y2="11.847cm" draw:start-shape="id6" draw:start-glue-point="1" draw:end-shape="id8" draw:end-glue-point="3" svg:d="m8933 14031 4852-2184">
          <text:p/>
        </draw:connector>
        <draw:connector draw:style-name="gr4" draw:text-style-name="P1" draw:layer="layout" draw:type="line" svg:x1="8.933cm" svg:y1="17.745cm" svg:x2="13.785cm" svg:y2="11.847cm" draw:start-shape="id7" draw:start-glue-point="1" draw:end-shape="id8" svg:d="m8933 17745 4852-5898">
          <text:p/>
        </draw:connector>
        <draw:connector draw:style-name="gr5" draw:text-style-name="P1" draw:layer="layout" draw:type="line" svg:x1="16.447cm" svg:y1="8.872cm" svg:x2="18.251cm" svg:y2="11.83cm" draw:start-shape="id2" draw:end-shape="id9" draw:end-glue-point="3" svg:d="m16447 8872 1804 2958">
          <text:p/>
        </draw:connector>
        <draw:connector draw:style-name="gr6" draw:text-style-name="P1" draw:layer="layout" draw:type="line" svg:x1="16.447cm" svg:y1="11.847cm" svg:x2="18.251cm" svg:y2="11.83cm" draw:start-shape="id8" draw:start-glue-point="1" draw:end-shape="id9" draw:end-glue-point="3" svg:d="m16447 11847 1804-17">
          <text:p/>
        </draw:connector>
        <draw:connector draw:style-name="gr7" draw:text-style-name="P1" draw:layer="layout" draw:type="line" svg:x1="19.582cm" svg:y1="12.629cm" svg:x2="19.582cm" svg:y2="14.46cm" draw:start-shape="id9" draw:start-glue-point="2" draw:end-shape="id10" svg:d="m19582 12629v1831">
          <text:p/>
        </draw:connector>
        <draw:g xml:id="id10" draw:id="id10">
          <draw:custom-shape draw:style-name="gr8" draw:text-style-name="P1" draw:layer="layout" svg:width="2.662cm" svg:height="1.598cm" svg:x="18.251cm" svg:y="14.4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91cm" svg:height="1.228cm" svg:x="18.687cm" svg:y="14.645cm">
            <draw:text-box>
              <text:p text:style-name="P1"><text:span text:style-name="T2">DNS</text:span></text:p>
              <text:p text:style-name="P1"><text:span text:style-name="T2">Server</text:span></text:p>
            </draw:text-box>
          </draw:frame>
        </draw:g>
        <draw:g xml:id="id9" draw:id="id9">
          <draw:custom-shape draw:style-name="gr8" draw:text-style-name="P1" draw:layer="layout" svg:width="2.662cm" svg:height="1.598cm" svg:x="18.251cm" svg:y="11.0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2" draw:layer="layout" svg:width="2.598cm" svg:height="0.752cm" svg:x="18.283cm" svg:y="11.454cm">
            <draw:text-box>
              <text:p text:style-name="P1"><text:span text:style-name="T3">Honeycomb</text:span></text:p>
            </draw:text-box>
          </draw:frame>
        </draw:g>
        <draw:frame draw:style-name="gr11" draw:text-style-name="P3" xml:id="id17" draw:id="id17" draw:layer="layout" svg:width="2.003cm" svg:height="0.752cm" svg:x="14.115cm" svg:y="12.779cm">
          <draw:text-box>
            <text:p text:style-name="P1"><text:span text:style-name="T2">Blot 4.0</text:span></text:p>
          </draw:text-box>
        </draw:frame>
        <draw:frame draw:style-name="gr12" draw:text-style-name="P4" draw:layer="layout" svg:width="3.094cm" svg:height="1.227cm" svg:x="10.281cm" svg:y="17.32cm">
          <draw:text-box>
            <text:p text:style-name="P1"><text:span text:style-name="T4">VPN Network</text:span></text:p>
            <text:p text:style-name="P1"><text:span text:style-name="T4">Connections</text:span></text:p>
          </draw:text-box>
        </draw:frame>
        <draw:g xml:id="id14" draw:id="id14">
          <draw:custom-shape draw:style-name="gr13" draw:text-style-name="P1" draw:layer="layout" svg:width="2.056cm" svg:height="1.229cm" svg:x="2.224cm" svg:y="12.27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2.411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connector draw:style-name="gr7" draw:text-style-name="P1" draw:layer="layout" draw:type="line" svg:x1="4.28cm" svg:y1="4.893cm" svg:x2="7.723cm" svg:y2="4.972cm" draw:start-shape="id11" draw:end-shape="id1" draw:end-glue-point="3" svg:d="m4280 4893 3443 79">
          <text:p/>
        </draw:connector>
        <draw:connector draw:style-name="gr7" draw:text-style-name="P1" draw:layer="layout" draw:type="line" svg:x1="4.28cm" svg:y1="7.693cm" svg:x2="7.723cm" svg:y2="11.768cm" draw:start-shape="id12" draw:start-glue-point="1" draw:end-shape="id5" draw:end-glue-point="3" svg:d="m4280 7693 3443 4075">
          <text:p/>
        </draw:connector>
        <draw:connector draw:style-name="gr7" draw:text-style-name="P1" draw:layer="layout" draw:type="line" svg:x1="4.28cm" svg:y1="10.293cm" svg:x2="7.723cm" svg:y2="9.502cm" draw:start-shape="id13" draw:start-glue-point="1" draw:end-shape="id4" draw:end-glue-point="3" svg:d="m4280 10293 3443-791">
          <text:p/>
        </draw:connector>
        <draw:connector draw:style-name="gr7" draw:text-style-name="P1" draw:layer="layout" draw:type="line" svg:x1="4.28cm" svg:y1="12.892cm" svg:x2="8.328cm" svg:y2="13.417cm" draw:start-shape="id14" draw:start-glue-point="1" draw:end-shape="id6" svg:d="m4280 12892 4048 525">
          <text:p/>
        </draw:connector>
        <draw:connector draw:style-name="gr7" draw:text-style-name="P1" draw:layer="layout" draw:type="line" svg:x1="4.28cm" svg:y1="17.793cm" svg:x2="7.723cm" svg:y2="17.745cm" draw:start-shape="id15" draw:start-glue-point="1" draw:end-shape="id7" draw:end-glue-point="3" svg:d="m4280 17793 3443-48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g>
          <draw:line draw:style-name="gr17" draw:text-style-name="P1" draw:layer="layout" svg:x1="8.376cm" svg:y1="19.295cm" svg:x2="24.707cm" svg:y2="19.295cm">
            <text:p/>
          </draw:line>
          <draw:frame draw:style-name="gr18" draw:text-style-name="P6" draw:layer="layout" svg:width="5.699cm" svg:height="0.752cm" svg:x="13.95cm" svg:y="18.966cm">
            <draw:text-box>
              <text:p text:style-name="P1"><text:span text:style-name="T7">Linux-based Infrastructure</text:span></text:p>
            </draw:text-box>
          </draw:frame>
        </draw:g>
        <draw:g xml:id="id21" draw:id="id21">
          <draw:custom-shape draw:style-name="gr8" draw:text-style-name="P1" xml:id="id8" draw:id="id8" draw:layer="layout" svg:width="2.662cm" svg:height="1.598cm" svg:x="13.785cm" svg:y="11.04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" draw:layer="layout" svg:width="2.614cm" svg:height="1.228cm" svg:x="13.809cm" svg:y="11.233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g xml:id="id19" draw:id="id19">
          <draw:custom-shape draw:style-name="gr8" draw:text-style-name="P1" xml:id="id2" draw:id="id2" draw:layer="layout" svg:width="2.662cm" svg:height="1.598cm" svg:x="13.785cm" svg:y="8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2.614cm" svg:height="1.227cm" svg:x="13.809cm" svg:y="8.259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frame draw:style-name="gr21" draw:text-style-name="P4" draw:layer="layout" svg:width="3.849cm" svg:height="1.973cm" svg:x="6.567cm" svg:y="2.518cm">
          <draw:text-box>
            <text:p text:style-name="P1"><text:span text:style-name="T8">VPS Server</text:span></text:p>
            <text:p text:style-name="P1"><text:span text:style-name="T9">Apache with</text:span></text:p>
            <text:p text:style-name="P1"><text:span text:style-name="T9">Mod Proxy</text:span></text:p>
            <text:p text:style-name="P1"><text:span text:style-name="T9">IPTABLES Forwarding</text:span></text:p>
          </draw:text-box>
        </draw:frame>
        <draw:connector draw:style-name="gr22" draw:text-style-name="P1" draw:layer="layout" draw:type="line" svg:x1="2.981cm" svg:y1="16.731cm" svg:x2="8.328cm" svg:y2="16.731cm" draw:end-shape="id16" draw:end-glue-point="2" svg:d="m2981 16731h5347">
          <text:p/>
        </draw:connector>
        <draw:connector draw:style-name="gr23" draw:text-style-name="P1" draw:layer="layout" draw:type="line" svg:x1="8.328cm" svg:y1="16.731cm" svg:x2="14.115cm" svg:y2="13.155cm" draw:start-shape="id16" draw:start-glue-point="2" draw:end-shape="id17" svg:d="m8328 16731 5787-3576">
          <text:p/>
        </draw:connector>
        <draw:frame draw:style-name="gr24" draw:text-style-name="P7" draw:layer="layout" svg:width="3.214cm" svg:height="0.798cm" svg:x="4.429cm" svg:y="15.987cm">
          <draw:text-box>
            <text:p><text:span text:style-name="T10">SSL Session</text:span></text:p>
          </draw:text-box>
        </draw:frame>
        <draw:g xml:id="id18" draw:id="id18">
          <draw:custom-shape draw:style-name="gr8" draw:text-style-name="P1" draw:layer="layout" svg:width="2.662cm" svg:height="1.598cm" svg:x="22.891cm" svg:y="10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2.472cm" svg:height="1.703cm" svg:x="23.093cm" svg:y="11.003cm">
            <draw:text-box>
              <text:p text:style-name="P1"><text:span text:style-name="T2">RIPPER</text:span></text:p>
              <text:p text:style-name="P1"><text:span text:style-name="T2">SNAPPER</text:span></text:p>
              <text:p text:style-name="P1"><text:span text:style-name="T2">Database</text:span></text:p>
            </draw:text-box>
          </draw:frame>
        </draw:g>
        <draw:connector draw:style-name="gr26" draw:text-style-name="P1" draw:layer="layout" draw:type="line" svg:x1="20.913cm" svg:y1="11.83cm" svg:x2="22.891cm" svg:y2="11.83cm" draw:start-shape="id9" draw:start-glue-point="1" draw:end-shape="id18" draw:end-glue-point="3" svg:d="m20913 11830h1978">
          <text:p/>
        </draw:connector>
        <draw:frame draw:style-name="gr27" draw:text-style-name="P3" draw:layer="layout" svg:width="2.318cm" svg:height="0.752cm" svg:x="20.95cm" svg:y="10.847cm">
          <draw:text-box>
            <text:p text:style-name="P1"><text:span text:style-name="T2">Log Files</text:span></text:p>
          </draw:text-box>
        </draw:frame>
        <draw:frame draw:style-name="gr28" draw:text-style-name="P3" draw:layer="layout" svg:width="2.23cm" svg:height="1.227cm" svg:x="20.95cm" svg:y="11.913cm">
          <draw:text-box>
            <text:p text:style-name="P1"><text:span text:style-name="T2">One-way</text:span></text:p>
            <text:p text:style-name="P1"><text:span text:style-name="T2">Transfer</text:span></text:p>
          </draw:text-box>
        </draw:frame>
        <draw:frame draw:style-name="gr29" draw:text-style-name="P8" draw:layer="layout" svg:width="1.804cm" svg:height="0.966cm" svg:x="23.403cm" svg:y="16.353cm">
          <draw:text-box>
            <text:p text:style-name="P1"><text:span text:style-name="T11">OSN</text:span></text:p>
          </draw:text-box>
        </draw:frame>
        <draw:g xml:id="id20" draw:id="id20">
          <draw:custom-shape draw:style-name="gr8" draw:text-style-name="P1" draw:layer="layout" svg:width="2.662cm" svg:height="1.598cm" svg:x="18.251cm" svg:y="8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draw:layer="layout" svg:width="1.709cm" svg:height="1.115cm" svg:x="18.728cm" svg:y="8.302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31" draw:text-style-name="P1" draw:layer="layout" draw:type="line" svg:x1="16.447cm" svg:y1="8.872cm" svg:x2="18.251cm" svg:y2="8.859cm" draw:start-shape="id19" draw:start-glue-point="1" draw:end-shape="id20" draw:end-glue-point="3" svg:d="m16447 8872 1804-13">
          <text:p/>
        </draw:connector>
        <draw:connector draw:style-name="gr31" draw:text-style-name="P1" draw:layer="layout" draw:type="line" svg:x1="16.447cm" svg:y1="11.847cm" svg:x2="18.251cm" svg:y2="8.859cm" draw:start-shape="id21" draw:end-shape="id20" draw:end-glue-point="3" svg:d="m16447 11847 1804-2988">
          <text:p/>
        </draw:connector>
        <draw:g xml:id="id13" draw:id="id13">
          <draw:custom-shape draw:style-name="gr13" draw:text-style-name="P1" draw:layer="layout" svg:width="2.056cm" svg:height="1.229cm" svg:x="2.224cm" svg:y="9.6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9.8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" draw:id="id12">
          <draw:custom-shape draw:style-name="gr13" draw:text-style-name="P1" draw:layer="layout" svg:width="2.056cm" svg:height="1.229cm" svg:x="2.224cm" svg:y="7.0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7.2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" draw:id="id11">
          <draw:custom-shape draw:style-name="gr13" draw:text-style-name="P1" draw:layer="layout" svg:width="2.056cm" svg:height="1.229cm" svg:x="2.224cm" svg:y="4.2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4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5" draw:id="id15">
          <draw:custom-shape draw:style-name="gr13" draw:text-style-name="P1" draw:layer="layout" svg:width="2.056cm" svg:height="1.229cm" svg:x="2.224cm" svg:y="17.1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7.3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footer-name="ftr1" presentation:use-date-time-name="dtd1">
        <draw:custom-shape draw:style-name="gr33" draw:text-style-name="P9" draw:layer="layout" svg:width="5.529cm" svg:height="3.81cm" svg:x="16.442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23" draw:id="id2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22" draw:start-glue-point="1" draw:end-shape="id2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36" draw:text-style-name="P4" draw:layer="layout" svg:width="3.673cm" svg:height="1.081cm" svg:x="5.267cm" svg:y="2.4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486cm" svg:y2="9.449cm" draw:start-shape="id24" draw:start-glue-point="1" draw:end-shape="id25" draw:end-glue-point="3" svg:d="m3180 9449h3306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26" draw:start-glue-point="2" draw:end-shape="id26" draw:end-glue-point="3" svg:d="m7696 4983 4884 2989">
          <text:p/>
        </draw:connector>
        <draw:frame draw:style-name="gr35" draw:text-style-name="P11" draw:layer="layout" svg:width="2.352cm" svg:height="1.001cm" svg:x="7.657cm" svg:y="4.183cm">
          <draw:text-box>
            <text:p text:style-name="P12"><text:span text:style-name="T14">tap11</text:span></text:p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1.001cm" svg:x="7.657cm" svg:y="9.384cm">
          <draw:text-box>
            <text:p text:style-name="P12"><text:span text:style-name="T14">tap21</text:span></text:p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8.7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41cm" svg:height="0.569cm" svg:x="4.454cm" svg:y="3.582cm">
          <draw:text-box>
            <text:p text:style-name="P11"><text:span text:style-name="T15">Cover domain: </text:span><text:span text:style-name="T16">vhost1.edb.devlan.net</text:span></text:p>
          </draw:text-box>
        </draw:frame>
        <draw:frame draw:style-name="gr35" draw:text-style-name="P13" draw:layer="layout" svg:width="5.341cm" svg:height="0.569cm" svg:x="4.355cm" svg:y="11.283cm">
          <draw:text-box>
            <text:p text:style-name="P11"><text:span text:style-name="T15">Cover domain: </text:span><text:span text:style-name="T16">vhost2.edb.devlan.net</text:span></text:p>
          </draw:text-box>
        </draw:frame>
        <draw:g xml:id="id22" draw:id="id2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24" draw:id="id2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frame draw:style-name="gr35" draw:text-style-name="P11" draw:layer="layout" svg:width="2.157cm" svg:height="1.001cm" svg:x="16.303cm" svg:y="8.17cm">
          <draw:text-box>
            <text:p text:style-name="P12"><text:span text:style-name="T14">tap3</text:span></text:p>
            <text:p text:style-name="P11"><text:span text:style-name="T13">10.6.5.196</text:span></text:p>
          </draw:text-box>
        </draw:frame>
        <draw:g xml:id="id27" draw:id="id27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8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39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28" draw:id="id28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39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27" draw:start-glue-point="1" draw:end-shape="id28" svg:d="m16442 7878 5535-2835">
          <text:p/>
        </draw:connector>
        <draw:frame draw:style-name="gr35" draw:text-style-name="P11" draw:layer="layout" svg:width="2.547cm" svg:height="1.001cm" svg:x="19.626cm" svg:y="4.439cm">
          <draw:text-box>
            <text:p text:style-name="P11"><text:span text:style-name="T13">172.16.64.10</text:span></text:p>
            <text:p text:style-name="P12"><text:span text:style-name="T14">tap41</text:span></text:p>
          </draw:text-box>
        </draw:frame>
        <draw:frame draw:style-name="gr35" draw:text-style-name="P11" draw:layer="layout" svg:width="2.352cm" svg:height="1.001cm" svg:x="16.288cm" svg:y="6.373cm">
          <draw:text-box>
            <text:p text:style-name="P11"><text:span text:style-name="T13">172.16.64.1</text:span></text:p>
            <text:p text:style-name="P12"><text:span text:style-name="T14">tap32</text:span></text:p>
          </draw:text-box>
        </draw:frame>
        <draw:connector draw:style-name="gr7" draw:text-style-name="P1" draw:layer="layout" draw:type="line" svg:x1="16.442cm" svg:y1="7.826cm" svg:x2="21.964cm" svg:y2="10.207cm" draw:start-shape="id27" draw:end-shape="id29" draw:end-glue-point="3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1" draw:text-style-name="P1" draw:layer="layout" draw:type="line" svg:x1="24.639cm" svg:y1="5.043cm" svg:x2="26.162cm" svg:y2="5.047cm" draw:start-shape="id28" draw:start-glue-point="1" svg:d="m24639 5043 1523 4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2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2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3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3" draw:text-style-name="P1" xml:id="id26" draw:id="id26" draw:layer="layout" draw:type="line" svg:x1="7.696cm" svg:y1="4.983cm" svg:x2="12.58cm" svg:y2="7.972cm" svg:d="m7696 4983 4884 2989">
          <text:p/>
        </draw:connector>
        <draw:g>
          <draw:frame draw:style-name="gr35" draw:text-style-name="P13" draw:layer="layout" svg:width="2.174cm" svg:height="0.569cm" svg:x="7.321cm" svg:y="7.255cm">
            <draw:text-box>
              <text:p text:style-name="P11"><text:span text:style-name="T15">VPN tunnels</text:span></text:p>
            </draw:text-box>
          </draw:frame>
          <draw:line draw:style-name="gr41" draw:text-style-name="P1" draw:layer="layout" svg:x1="8.833cm" svg:y1="7.255cm" svg:x2="9.595cm" svg:y2="6.3cm">
            <text:p/>
          </draw:line>
          <draw:line draw:style-name="gr41" draw:text-style-name="P1" draw:layer="layout" svg:x1="8.833cm" svg:y1="7.824cm" svg:x2="9.341cm" svg:y2="8.84cm">
            <text:p/>
          </draw:line>
        </draw:g>
        <draw:custom-shape draw:style-name="gr44" draw:text-style-name="P1" xml:id="id30" draw:id="id3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line" svg:x1="12.58cm" svg:y1="7.972cm" svg:x2="13.335cm" svg:y2="8.128cm" draw:start-shape="id26" draw:start-glue-point="3" draw:end-shape="id30" draw:end-glue-point="3" svg:d="m12580 7972 755 156">
          <text:p/>
        </draw:connector>
        <draw:connector draw:style-name="gr45" draw:text-style-name="P1" draw:layer="layout" draw:type="line" svg:x1="16.442cm" svg:y1="7.878cm" svg:x2="15.621cm" svg:y2="8.128cm" draw:start-shape="id27" draw:start-glue-point="1" draw:end-shape="id3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6" draw:text-style-name="P11" xml:id="id31" draw:id="id3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7" draw:text-style-name="P19" draw:layer="layout" draw:type="line" svg:x1="14.511cm" svg:y1="6.477cm" svg:x2="13.335cm" svg:y2="8.128cm" draw:start-shape="id31" draw:start-glue-point="2" draw:end-shape="id3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draw:g xml:id="id25" draw:id="id25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9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g xml:id="id29" draw:id="id29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39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presentation:notes draw:style-name="dp2">
          <draw:page-thumbnail draw:style-name="gr3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 presentation:use-footer-name="ftr1" presentation:use-date-time-name="dtd1">
        <draw:custom-shape draw:style-name="gr33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33" draw:id="id3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39" draw:id="id3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9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32" draw:start-glue-point="1" draw:end-shape="id3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49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3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35" draw:start-glue-point="2" draw:end-shape="id3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32" draw:id="id3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4" draw:id="id3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8" draw:id="id3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39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36" draw:id="id3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8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39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37" draw:id="id3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39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36" draw:start-glue-point="1" draw:end-shape="id3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36" draw:end-shape="id3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1" draw:text-style-name="P1" draw:layer="layout" draw:type="line" svg:x1="24.639cm" svg:y1="4.966cm" svg:x2="26.162cm" svg:y2="5.047cm" draw:start-shape="id3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2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2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3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3" draw:text-style-name="P1" xml:id="id35" draw:id="id3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1" draw:text-style-name="P1" draw:layer="layout" svg:x1="8.833cm" svg:y1="7.178cm" svg:x2="9.595cm" svg:y2="6.223cm">
          <text:p/>
        </draw:line>
        <draw:line draw:style-name="gr41" draw:text-style-name="P1" draw:layer="layout" svg:x1="8.833cm" svg:y1="7.747cm" svg:x2="9.341cm" svg:y2="8.763cm">
          <text:p/>
        </draw:line>
        <draw:custom-shape draw:style-name="gr44" draw:text-style-name="P1" xml:id="id40" draw:id="id4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line" svg:x1="12.58cm" svg:y1="7.972cm" svg:x2="13.335cm" svg:y2="8.128cm" draw:start-shape="id35" draw:start-glue-point="3" draw:end-shape="id40" draw:end-glue-point="3" svg:d="m12580 7972 755 156">
          <text:p/>
        </draw:connector>
        <draw:connector draw:style-name="gr45" draw:text-style-name="P1" draw:layer="layout" draw:type="line" svg:x1="16.442cm" svg:y1="7.826cm" svg:x2="15.621cm" svg:y2="8.128cm" draw:start-shape="id36" draw:start-glue-point="1" draw:end-shape="id4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6" draw:text-style-name="P11" xml:id="id41" draw:id="id4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7" draw:text-style-name="P19" draw:layer="layout" draw:type="line" svg:x1="14.511cm" svg:y1="6.477cm" svg:x2="13.335cm" svg:y2="8.128cm" draw:start-shape="id41" draw:start-glue-point="2" draw:end-shape="id4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43" draw:id="id4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49" draw:id="id4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42" draw:start-glue-point="1" draw:end-shape="id4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49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44" draw:start-glue-point="1" svg:d="m3180 9449 3444 24">
          <text:p/>
        </draw:connector>
        <draw:frame draw:style-name="gr35" draw:text-style-name="P21" draw:layer="layout" svg:width="3.034cm" svg:height="0.645cm" svg:x="3.754cm" svg:y="9.381cm">
          <draw:text-box>
            <text:p text:style-name="P11"><text:span text:style-name="T19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45" draw:start-glue-point="2" draw:end-shape="id45" draw:end-glue-point="3" svg:d="m7696 4983 4884 2989">
          <text:p/>
        </draw:connector>
        <draw:frame draw:style-name="gr35" draw:text-style-name="P21" draw:layer="layout" svg:width="3.034cm" svg:height="0.645cm" svg:x="7.556cm" svg:y="4.483cm">
          <draw:text-box>
            <text:p text:style-name="P11"><text:span text:style-name="T19">78.47.85.121/28</text:span></text:p>
          </draw:text-box>
        </draw:frame>
        <draw:frame draw:style-name="gr35" draw:text-style-name="P21" draw:layer="layout" svg:width="3.423cm" svg:height="0.645cm" svg:x="7.257cm" svg:y="9.784cm">
          <draw:text-box>
            <text:p text:style-name="P11"><text:span text:style-name="T19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42" draw:id="id4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4" draw:id="id4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8" draw:id="id4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46" draw:id="id4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8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47" draw:id="id4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46" draw:start-glue-point="1" draw:end-shape="id4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46" draw:end-shape="id4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3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3" draw:text-style-name="P1" xml:id="id45" draw:id="id4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1" draw:text-style-name="P1" draw:layer="layout" svg:x1="8.833cm" svg:y1="7.178cm" svg:x2="9.595cm" svg:y2="6.223cm">
          <text:p/>
        </draw:line>
        <draw:line draw:style-name="gr41" draw:text-style-name="P1" draw:layer="layout" svg:x1="8.833cm" svg:y1="7.747cm" svg:x2="9.341cm" svg:y2="8.763cm">
          <text:p/>
        </draw:line>
        <draw:custom-shape draw:style-name="gr44" draw:text-style-name="P1" xml:id="id50" draw:id="id5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line" svg:x1="12.58cm" svg:y1="7.972cm" svg:x2="13.335cm" svg:y2="8.128cm" draw:start-shape="id45" draw:start-glue-point="3" draw:end-shape="id50" draw:end-glue-point="3" svg:d="m12580 7972 755 156">
          <text:p/>
        </draw:connector>
        <draw:connector draw:style-name="gr45" draw:text-style-name="P1" draw:layer="layout" draw:type="line" svg:x1="16.442cm" svg:y1="7.878cm" svg:x2="15.621cm" svg:y2="8.128cm" draw:start-shape="id46" draw:start-glue-point="1" draw:end-shape="id5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6" draw:text-style-name="P11" xml:id="id51" draw:id="id5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7" draw:text-style-name="P19" draw:layer="layout" draw:type="line" svg:x1="11.905cm" svg:y1="6.106cm" svg:x2="13.335cm" svg:y2="8.128cm" draw:start-shape="id51" draw:start-glue-point="2" draw:end-shape="id5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0" draw:text-style-name="P21" draw:layer="layout" svg:width="3.343cm" svg:height="0.569cm" svg:x="3.454cm" svg:y="8.482cm">
          <draw:text-box>
            <text:p text:style-name="P11"><text:span text:style-name="T20">Gateway:78.47.131.65</text:span></text:p>
          </draw:text-box>
        </draw:frame>
        <draw:frame draw:style-name="gr35" draw:text-style-name="P21" draw:layer="layout" svg:width="3.736cm" svg:height="0.569cm" svg:x="8.258cm" svg:y="9.485cm">
          <draw:text-box>
            <text:p text:style-name="P11"><text:span text:style-name="T20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footer-name="ftr1" presentation:use-date-time-name="dtd1">
        <draw:frame presentation:style-name="pr3" draw:layer="layout" svg:width="24.002cm" svg:height="3.446cm" svg:x="1.967cm" svg:y="1.417cm" presentation:class="title" presentation:user-transformed="true">
          <draw:text-box>
            <text:p><text:span text:style-name="T21">SinnerTwin Deployment Environment</text:span></text:p>
          </draw:text-box>
        </draw:frame>
        <draw:frame draw:style-name="gr51" draw:text-style-name="P1" draw:layer="layout" svg:width="17.38cm" svg:height="10.289cm" svg:x="5.352cm" svg:y="5.682cm">
          <draw:image xlink:href="Pictures/200000EA000044060000270AFF6E00B5.wmf" xlink:type="simple" xlink:show="embed" xlink:actuate="onLoad">
            <text:p/>
          </draw:image>
        </draw:frame>
        <draw:frame draw:style-name="gr15" draw:text-style-name="P5" draw:layer="layout" svg:width="5.464cm" svg:height="0.839cm" svg:x="11.495cm" svg:y="0.505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1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footer-name="ftr1" presentation:use-date-time-name="dtd1">
        <draw:custom-shape draw:style-name="gr13" draw:text-style-name="P1" xml:id="id52" draw:id="id52" draw:layer="layout" svg:width="2.056cm" svg:height="1.229cm" svg:x="6.528cm" svg:y="4.19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2" draw:layer="layout" svg:width="24.002cm" svg:height="1.04cm" svg:x="1.968cm" svg:y="1.376cm" presentation:class="title" presentation:user-transformed="true">
          <draw:text-box>
            <text:p><text:span text:style-name="T22">Hive Operation</text:span></text:p>
          </draw:text-box>
        </draw:frame>
        <draw:g>
          <draw:frame draw:style-name="gr52" draw:text-style-name="P2" draw:layer="layout" svg:width="2.34cm" svg:height="1.181cm" svg:x="6.492cm" svg:y="4.294cm">
            <draw:text-box>
              <text:p text:style-name="P1"><text:span text:style-name="T3">Implanted</text:span></text:p>
              <text:p text:style-name="P1"><text:span text:style-name="T3">Host</text:span></text:p>
            </draw:text-box>
          </draw:frame>
        </draw:g>
        <draw:connector draw:style-name="gr7" draw:text-style-name="P1" draw:layer="layout" draw:type="line" svg:x1="8.584cm" svg:y1="4.812cm" svg:x2="19.867cm" svg:y2="4.891cm" draw:start-shape="id52" draw:start-glue-point="1" draw:end-shape="id53" svg:d="m8584 4812 11283 79">
          <text:p/>
        </draw:connector>
        <draw:g xml:id="id53" draw:id="id53">
          <draw:custom-shape draw:style-name="gr8" draw:text-style-name="P1" draw:layer="layout" svg:width="2.662cm" svg:height="1.598cm" svg:x="19.867cm" svg:y="4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3" draw:text-style-name="P2" draw:layer="layout" svg:width="2.877cm" svg:height="1.703cm" svg:x="19.89cm" svg:y="4.064cm">
            <draw:text-box>
              <text:p text:style-name="P1"><text:span text:style-name="T2">GENESIS</text:span></text:p>
              <text:p text:style-name="P1"><text:span text:style-name="T2">ICON</text:span></text:p>
              <text:p text:style-name="P1"><text:span text:style-name="T2">Workstation</text:span></text:p>
            </draw:text-box>
          </draw:frame>
        </draw:g>
        <draw:connector draw:style-name="gr54" draw:text-style-name="P1" draw:layer="layout" draw:type="line" svg:x1="8.67cm" svg:y1="3.799cm" svg:x2="19.921cm" svg:y2="3.775cm" svg:d="m8670 3799 11251-24">
          <text:p/>
        </draw:connector>
        <draw:frame draw:style-name="gr24" draw:text-style-name="P7" draw:layer="layout" svg:width="3.214cm" svg:height="0.798cm" svg:x="12.789cm" svg:y="3.189cm">
          <draw:text-box>
            <text:p><text:span text:style-name="T10">SSL Session</text:span></text:p>
          </draw:text-box>
        </draw:frame>
        <draw:g>
          <draw:line draw:style-name="gr55" draw:text-style-name="P1" draw:layer="layout" svg:x1="19.445cm" svg:y1="6.825cm" svg:x2="9.042cm" svg:y2="6.825cm">
            <text:p/>
          </draw:line>
          <draw:frame draw:style-name="gr56" draw:text-style-name="P23" draw:layer="layout" svg:width="2.029cm" svg:height="0.798cm" svg:x="13.322cm" svg:y="6.166cm">
            <draw:text-box>
              <text:p><text:span text:style-name="T23">Trigger</text:span></text:p>
            </draw:text-box>
          </draw:frame>
        </draw:g>
        <draw:g>
          <draw:line draw:style-name="gr55" draw:text-style-name="P1" draw:layer="layout" svg:x1="9.042cm" svg:y1="8.641cm" svg:x2="19.445cm" svg:y2="8.641cm">
            <text:p/>
          </draw:line>
          <draw:frame draw:style-name="gr57" draw:text-style-name="P23" draw:layer="layout" svg:width="2.504cm" svg:height="0.798cm" svg:x="13.106cm" svg:y="8.08cm">
            <draw:text-box>
              <text:p><text:span text:style-name="T23">Call-back</text:span></text:p>
            </draw:text-box>
          </draw:frame>
        </draw:g>
        <draw:line draw:style-name="gr55" draw:text-style-name="P1" draw:layer="layout" svg:x1="19.445cm" svg:y1="9.922cm" svg:x2="9.042cm" svg:y2="9.922cm">
          <text:p/>
        </draw:line>
        <draw:frame draw:style-name="gr58" draw:text-style-name="P24" draw:layer="layout" svg:width="2.727cm" svg:height="0.798cm" svg:x="13.011cm" svg:y="9.317cm">
          <draw:text-box>
            <text:p><text:span text:style-name="T23">shell open</text:span></text:p>
          </draw:text-box>
        </draw:frame>
        <draw:frame draw:style-name="gr59" draw:text-style-name="P24" draw:layer="layout" svg:width="1.68cm" svg:height="0.798cm" svg:x="6.832cm" svg:y="2.941cm">
          <draw:text-box>
            <text:p><text:span text:style-name="T23">hived</text:span></text:p>
          </draw:text-box>
        </draw:frame>
        <draw:frame draw:style-name="gr60" draw:text-style-name="P24" draw:layer="layout" svg:width="4.252cm" svg:height="0.798cm" svg:x="19.215cm" svg:y="2.942cm">
          <draw:text-box>
            <text:p><text:span text:style-name="T23">hclient / cutthroat</text:span></text:p>
          </draw:text-box>
        </draw:frame>
        <draw:frame draw:style-name="gr61" draw:text-style-name="P25" draw:layer="layout" svg:width="4.625cm" svg:height="1.143cm" svg:x="19.691cm" svg:y="6.136cm">
          <draw:text-box>
            <text:p><text:span text:style-name="T24">$ ./cutthroat ./hive</text:span></text:p>
            <text:p><text:span text:style-name="T24">&gt; ilm connect &lt;target IP&gt;</text:span></text:p>
          </draw:text-box>
        </draw:frame>
        <draw:frame draw:style-name="gr62" draw:text-style-name="P25" draw:layer="layout" svg:width="7.46cm" svg:height="0.709cm" svg:x="19.691cm" svg:y="9.33cm">
          <draw:text-box>
            <text:p><text:span text:style-name="T24">&gt; shell open &lt;client IP&gt; &lt;client port&gt; &lt;pw&gt;</text:span></text:p>
          </draw:text-box>
        </draw:frame>
        <draw:line draw:style-name="gr63" draw:text-style-name="P1" draw:layer="layout" svg:x1="7.165cm" svg:y1="5.917cm" svg:x2="9.281cm" svg:y2="5.917cm">
          <text:p/>
        </draw:line>
        <draw:frame draw:style-name="gr64" draw:text-style-name="P26" draw:layer="layout" svg:width="3.196cm" svg:height="0.798cm" svg:x="9.125cm" svg:y="5.542cm">
          <draw:text-box>
            <text:p><text:span text:style-name="T25">Listening port</text:span></text:p>
          </draw:text-box>
        </draw:frame>
        <draw:custom-shape draw:style-name="gr65" draw:text-style-name="P1" draw:layer="layout" svg:width="0.788cm" svg:height="0.748cm" svg:x="6.921cm" svg:y="7.02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5" draw:text-style-name="P1" draw:layer="layout" svg:width="0.788cm" svg:height="0.748cm" svg:x="7.303cm" svg:y="9.53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6" draw:text-style-name="P1" draw:layer="layout" svg:width="0.726cm" svg:height="0.737cm" svg:x="6.425cm" svg:y="7.539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0.362cm" svg:height="0.983cm" svg:x="6.336cm" svg:y="6.4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7" draw:layer="layout" svg:width="0.845cm" svg:height="0.839cm" svg:x="6.589cm" svg:y="6.878cm">
          <draw:text-box>
            <text:p><text:span text:style-name="T26">P</text:span></text:p>
          </draw:text-box>
        </draw:frame>
        <draw:frame draw:style-name="gr67" draw:text-style-name="P27" draw:layer="layout" svg:width="0.845cm" svg:height="0.839cm" svg:x="6.971cm" svg:y="9.392cm">
          <draw:text-box>
            <text:p><text:span text:style-name="T26">P</text:span></text:p>
          </draw:text-box>
        </draw:frame>
        <draw:frame draw:style-name="gr68" draw:text-style-name="P27" draw:layer="layout" svg:width="0.872cm" svg:height="0.839cm" svg:x="7.639cm" svg:y="9.392cm">
          <draw:text-box>
            <text:p><text:span text:style-name="T26">C</text:span></text:p>
          </draw:text-box>
        </draw:frame>
        <draw:frame draw:style-name="gr68" draw:text-style-name="P27" draw:layer="layout" svg:width="0.872cm" svg:height="0.839cm" svg:x="7.258cm" svg:y="6.878cm">
          <draw:text-box>
            <text:p><text:span text:style-name="T26">C</text:span></text:p>
          </draw:text-box>
        </draw:frame>
        <draw:custom-shape draw:style-name="gr65" draw:text-style-name="P1" draw:layer="layout" svg:width="0.492cm" svg:height="0.615cm" svg:x="6.431cm" svg:y="5.64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69" draw:text-style-name="P28" draw:layer="layout" svg:width="2.42cm" svg:height="0.709cm" svg:x="8.397cm" svg:y="9.897cm">
          <draw:text-box>
            <text:p><text:span text:style-name="T27">launchShell</text:span></text:p>
          </draw:text-box>
        </draw:frame>
        <draw:frame draw:style-name="gr70" draw:text-style-name="P28" draw:layer="layout" svg:width="3.547cm" svg:height="0.709cm" svg:x="8.397cm" svg:y="9.125cm">
          <draw:text-box>
            <text:p><text:span text:style-name="T27">StartClientSession</text:span></text:p>
          </draw:text-box>
        </draw:frame>
        <draw:frame draw:style-name="gr71" draw:text-style-name="P28" draw:layer="layout" svg:width="4.386cm" svg:height="0.709cm" svg:x="8.397cm" svg:y="8.061cm">
          <draw:text-box>
            <text:p><text:span text:style-name="T27">TriggerCallbackSession</text:span></text:p>
          </draw:text-box>
        </draw:frame>
        <draw:frame draw:style-name="gr72" draw:text-style-name="P28" draw:layer="layout" svg:width="4.394cm" svg:height="0.709cm" svg:x="8.397cm" svg:y="7.577cm">
          <draw:text-box>
            <text:p><text:span text:style-name="T27">start_triggered_connect</text:span></text:p>
          </draw:text-box>
        </draw:frame>
        <draw:frame draw:style-name="gr73" draw:text-style-name="P28" draw:layer="layout" svg:width="2.642cm" svg:height="0.709cm" svg:x="3.741cm" svg:y="6.998cm">
          <draw:text-box>
            <text:p><text:span text:style-name="T27">fork_process</text:span></text:p>
          </draw:text-box>
        </draw:frame>
        <draw:frame draw:style-name="gr74" draw:text-style-name="P28" draw:layer="layout" svg:width="2.647cm" svg:height="0.709cm" svg:x="6.859cm" svg:y="6.032cm">
          <draw:text-box>
            <text:p><text:span text:style-name="T27">TriggerListen</text:span></text:p>
          </draw:text-box>
        </draw:frame>
        <draw:custom-shape draw:style-name="gr66" draw:text-style-name="P1" draw:layer="layout" svg:width="0.726cm" svg:height="0.737cm" svg:x="6.805cm" svg:y="10.05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" draw:layer="layout" svg:width="0.362cm" svg:height="0.462cm" svg:x="6.716cm" svg:y="9.70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1" draw:layer="layout" svg:width="0.492cm" svg:height="0.615cm" svg:x="6.814cm" svg:y="8.93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44" draw:text-style-name="P1" draw:layer="layout" svg:width="0.362cm" svg:height="0.685cm" svg:x="7.764cm" svg:y="10.5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5" draw:text-style-name="P1" draw:layer="layout" svg:x1="19.445cm" svg:y1="10.89cm" svg:x2="9.042cm" svg:y2="10.89cm">
          <text:p/>
        </draw:line>
        <draw:frame draw:style-name="gr76" draw:text-style-name="P29" draw:layer="layout" svg:width="1.541cm" svg:height="0.798cm" svg:x="13.55cm" svg:y="10.286cm">
          <draw:text-box>
            <text:p text:style-name="P1"><text:span text:style-name="T23">shell</text:span></text:p>
          </draw:text-box>
        </draw:frame>
        <draw:frame draw:style-name="gr15" draw:text-style-name="P5" draw:layer="layout" svg:width="5.464cm" svg:height="0.839cm" svg:x="11.495cm" svg:y="0.506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2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 presentation:use-footer-name="ftr1" presentation:use-date-time-name="dtd1">
        <draw:frame presentation:style-name="pr4" draw:text-style-name="P30" draw:layer="layout" svg:width="24.002cm" svg:height="0.945cm" svg:x="1.967cm" svg:y="1.202cm" presentation:class="title" presentation:user-transformed="true">
          <draw:text-box>
            <text:p><text:span text:style-name="T22">Raw TCP/UDP Trigger</text:span></text:p>
          </draw:text-box>
        </draw:frame>
        <draw:custom-shape draw:style-name="gr44" draw:text-style-name="P1" draw:layer="layout" svg:width="25.654cm" svg:height="1.27cm" svg:x="1.143cm" svg:y="5.83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2.286cm" svg:height="1.27cm" svg:x="3.213cm" svg:y="5.83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279cm" svg:height="1.27cm" svg:x="12.767cm" svg:y="5.83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7.269cm" svg:height="1.27cm" svg:x="5.498cm" svg:y="5.839cm">
          <text:p/>
          <draw:enhanced-geometry svg:viewBox="0 0 21600 21600" draw:type="rectangle" draw:enhanced-path="M 0 0 L 21600 0 21600 21600 0 21600 0 0 Z N"/>
        </draw:custom-shape>
        <draw:line draw:style-name="gr79" draw:text-style-name="P9" draw:layer="layout" svg:x1="11.432cm" svg:y1="5.839cm" svg:x2="10.67cm" svg:y2="7.109cm">
          <text:p/>
        </draw:line>
        <draw:custom-shape draw:style-name="gr80" draw:text-style-name="P1" draw:layer="layout" svg:width="1.521cm" svg:height="1.27cm" svg:x="14.036cm" svg:y="5.83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279cm" svg:height="1.27cm" svg:x="15.545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2.286cm" svg:height="1.27cm" svg:x="16.821cm" svg:y="5.83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77cm" svg:height="1.27cm" svg:x="21.452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5.758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2" draw:text-style-name="P31" draw:layer="layout" svg:width="1.264cm" svg:height="0.645cm" svg:x="12.767cm" svg:y="6.152cm">
          <draw:text-box>
            <text:p><text:span text:style-name="T13">CRC</text:span></text:p>
          </draw:text-box>
        </draw:frame>
        <draw:frame draw:style-name="gr35" draw:text-style-name="P31" draw:layer="layout" svg:width="4.117cm" svg:height="1.039cm" svg:x="7.016cm" svg:y="5.955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3" draw:text-style-name="P9" draw:layer="layout" svg:x1="6.816cm" svg:y1="6.474cm" svg:x2="5.5cm" svg:y2="6.474cm">
          <text:p/>
        </draw:line>
        <draw:line draw:style-name="gr83" draw:text-style-name="P9" draw:layer="layout" svg:x1="11.4cm" svg:y1="6.474cm" svg:x2="12.716cm" svg:y2="6.474cm">
          <text:p/>
        </draw:line>
        <draw:frame draw:style-name="gr35" draw:text-style-name="P31" draw:layer="layout" svg:width="1.662cm" svg:height="1.039cm" svg:x="13.955cm" svg:y="5.955cm">
          <draw:text-box>
            <text:p><text:span text:style-name="T13">12-byte</text:span></text:p>
            <text:p text:style-name="P1"><text:span text:style-name="T13">PAD</text:span></text:p>
          </draw:text-box>
        </draw:frame>
        <draw:frame draw:style-name="gr35" draw:text-style-name="P31" draw:layer="layout" svg:width="1.662cm" svg:height="1.039cm" svg:x="17.055cm" svg:y="5.955cm">
          <draw:text-box>
            <text:p><text:span text:style-name="T13">25-byte</text:span></text:p>
            <text:p text:style-name="P1"><text:span text:style-name="T13">PAD</text:span></text:p>
          </draw:text-box>
        </draw:frame>
        <draw:frame draw:style-name="gr35" draw:text-style-name="P9" draw:layer="layout" svg:width="1.886cm" svg:height="1.433cm" svg:x="21.432cm" svg:y="5.755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frame draw:style-name="gr35" draw:text-style-name="P9" draw:layer="layout" svg:width="1.836cm" svg:height="1.433cm" svg:x="1.313cm" svg:y="5.758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35" draw:text-style-name="P31" draw:layer="layout" svg:width="2.674cm" svg:height="0.645cm" svg:x="23.445cm" svg:y="6.152cm">
          <draw:text-box>
            <text:p><text:span text:style-name="T13">Random Data</text:span></text:p>
          </draw:text-box>
        </draw:frame>
        <draw:frame draw:style-name="gr84" draw:text-style-name="P31" xml:id="id54" draw:id="id54" draw:layer="layout" svg:width="2.051cm" svg:height="5.217cm" svg:x="12.945cm" svg:y="4.791cm">
          <draw:text-box>
            <text:p><text:span text:style-name="T13">400 Bytes</text:span></text:p>
          </draw:text-box>
        </draw:frame>
        <draw:connector draw:style-name="gr85" draw:text-style-name="P9" draw:layer="layout" draw:type="line" svg:x1="12.945cm" svg:y1="5.113cm" svg:x2="1.259cm" svg:y2="5.148cm" draw:start-shape="id54" draw:start-glue-point="3" svg:d="m12945 5113-11686 35">
          <text:p/>
        </draw:connector>
        <draw:connector draw:style-name="gr85" draw:text-style-name="P9" draw:layer="layout" draw:type="line" svg:x1="14.996cm" svg:y1="5.113cm" svg:x2="26.776cm" svg:y2="5.171cm" draw:start-shape="id54" draw:start-glue-point="1" svg:d="m14996 5113 11780 58">
          <text:p/>
        </draw:connector>
        <draw:frame draw:style-name="gr35" draw:text-style-name="P9" draw:layer="layout" svg:width="1.713cm" svg:height="1.039cm" svg:x="15.342cm" svg:y="5.955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44" draw:text-style-name="P1" draw:layer="layout" svg:width="25.654cm" svg:height="1.27cm" svg:x="1.143cm" svg:y="14.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2.286cm" svg:height="1.27cm" svg:x="3.213cm" svg:y="14.3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279cm" svg:height="1.27cm" svg:x="12.767cm" svg:y="14.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7.269cm" svg:height="1.27cm" svg:x="5.498cm" svg:y="14.35cm">
          <text:p/>
          <draw:enhanced-geometry svg:viewBox="0 0 21600 21600" draw:type="rectangle" draw:enhanced-path="M 0 0 L 21600 0 21600 21600 0 21600 0 0 Z N"/>
        </draw:custom-shape>
        <draw:line draw:style-name="gr79" draw:text-style-name="P9" draw:layer="layout" svg:x1="15.032cm" svg:y1="14.35cm" svg:x2="14.27cm" svg:y2="15.62cm">
          <text:p/>
        </draw:line>
        <draw:custom-shape draw:style-name="gr86" draw:text-style-name="P1" draw:layer="layout" svg:width="1.234cm" svg:height="1.27cm" svg:x="15.321cm" svg:y="14.3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279cm" svg:height="1.27cm" svg:x="14.045cm" svg:y="14.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7.245cm" svg:height="1.27cm" svg:x="19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14.269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2" draw:text-style-name="P31" draw:layer="layout" svg:width="1.264cm" svg:height="0.645cm" svg:x="12.767cm" svg:y="14.663cm">
          <draw:text-box>
            <text:p><text:span text:style-name="T13">CRC</text:span></text:p>
          </draw:text-box>
        </draw:frame>
        <draw:frame draw:style-name="gr35" draw:text-style-name="P31" draw:layer="layout" svg:width="4.117cm" svg:height="1.039cm" svg:x="7.016cm" svg:y="14.466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3" draw:text-style-name="P9" draw:layer="layout" svg:x1="6.816cm" svg:y1="14.985cm" svg:x2="5.5cm" svg:y2="14.985cm">
          <text:p/>
        </draw:line>
        <draw:line draw:style-name="gr83" draw:text-style-name="P9" draw:layer="layout" svg:x1="11.4cm" svg:y1="14.985cm" svg:x2="12.716cm" svg:y2="14.985cm">
          <text:p/>
        </draw:line>
        <draw:frame draw:style-name="gr35" draw:text-style-name="P31" draw:layer="layout" svg:width="1.467cm" svg:height="1.039cm" svg:x="15.24cm" svg:y="14.466cm">
          <draw:text-box>
            <text:p><text:span text:style-name="T13">8-byte</text:span></text:p>
            <text:p text:style-name="P1"><text:span text:style-name="T13">PAD1</text:span></text:p>
          </draw:text-box>
        </draw:frame>
        <draw:frame draw:style-name="gr35" draw:text-style-name="P9" draw:layer="layout" svg:width="1.836cm" svg:height="1.433cm" svg:x="1.313cm" svg:y="14.269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7" draw:text-style-name="P31" xml:id="id55" draw:id="id55" draw:layer="layout" svg:width="7.059cm" svg:height="0.645cm" svg:x="10.441cm" svg:y="13.314cm">
          <draw:text-box>
            <text:p><text:span text:style-name="T13">126 Bytes Minimum / 472 Bytes Maximum</text:span></text:p>
          </draw:text-box>
        </draw:frame>
        <draw:connector draw:style-name="gr85" draw:text-style-name="P9" draw:layer="layout" draw:type="line" svg:x1="10.441cm" svg:y1="13.636cm" svg:x2="1.259cm" svg:y2="13.671cm" draw:start-shape="id55" draw:start-glue-point="3" svg:d="m10441 13636-9182 35">
          <text:p/>
        </draw:connector>
        <draw:connector draw:style-name="gr85" draw:text-style-name="P9" draw:layer="layout" draw:type="line" svg:x1="17.5cm" svg:y1="13.636cm" svg:x2="26.776cm" svg:y2="13.694cm" draw:start-shape="id55" draw:start-glue-point="1" svg:d="m17500 13636 9276 58">
          <text:p/>
        </draw:connector>
        <draw:frame draw:style-name="gr35" draw:text-style-name="P9" draw:layer="layout" svg:width="1.713cm" svg:height="1.039cm" svg:x="13.842cm" svg:y="14.466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81" draw:text-style-name="P1" draw:layer="layout" svg:width="1.77cm" svg:height="1.27cm" svg:x="16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86cm" svg:height="1.433cm" svg:x="16.532cm" svg:y="14.269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custom-shape draw:style-name="gr86" draw:text-style-name="P1" draw:layer="layout" svg:width="1.234cm" svg:height="1.27cm" svg:x="18.32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1.467cm" svg:height="1.039cm" svg:x="18.241cm" svg:y="14.466cm">
          <draw:text-box>
            <text:p><text:span text:style-name="T13">8-byte</text:span></text:p>
            <text:p text:style-name="P1"><text:span text:style-name="T13">PAD2</text:span></text:p>
          </draw:text-box>
        </draw:frame>
        <draw:frame draw:style-name="gr35" draw:text-style-name="P31" draw:layer="layout" svg:width="4.117cm" svg:height="1.039cm" svg:x="20.917cm" svg:y="14.467cm">
          <draw:text-box>
            <text:p><text:span text:style-name="T13">Random Data of length</text:span></text:p>
            <text:p text:style-name="P1"><text:span text:style-name="T13">CRC % 146</text:span></text:p>
          </draw:text-box>
        </draw:frame>
        <draw:frame draw:style-name="gr35" draw:text-style-name="P31" draw:layer="layout" svg:width="0.697cm" svg:height="0.645cm" svg:x="3.029cm" svg:y="13.843cm">
          <draw:text-box>
            <text:p><text:span text:style-name="T13">8</text:span></text:p>
          </draw:text-box>
        </draw:frame>
        <draw:frame draw:style-name="gr35" draw:text-style-name="P31" draw:layer="layout" svg:width="0.891cm" svg:height="0.645cm" svg:x="5.33cm" svg:y="13.844cm">
          <draw:text-box>
            <text:p><text:span text:style-name="T13">92</text:span></text:p>
          </draw:text-box>
        </draw:frame>
        <draw:frame draw:style-name="gr35" draw:text-style-name="P31" draw:layer="layout" svg:width="0.697cm" svg:height="0.645cm" svg:x="0.93cm" svg:y="13.844cm">
          <draw:text-box>
            <text:p><text:span text:style-name="T13">0</text:span></text:p>
          </draw:text-box>
        </draw:frame>
        <draw:custom-shape draw:style-name="gr78" draw:text-style-name="P1" draw:layer="layout" svg:width="1.279cm" svg:height="1.27cm" svg:x="19.1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467cm" svg:height="1.433cm" svg:x="18.997cm" svg:y="5.755cm">
          <draw:text-box>
            <text:p text:style-name="P1"><text:span text:style-name="T13">1-byte</text:span></text:p>
            <text:p text:style-name="P1"><text:span text:style-name="T13">XOR</text:span></text:p>
            <text:p text:style-name="P1"><text:span text:style-name="T13">value</text:span></text:p>
          </draw:text-box>
        </draw:frame>
        <draw:custom-shape draw:style-name="gr80" draw:text-style-name="P1" draw:layer="layout" svg:width="1.073cm" svg:height="1.27cm" svg:x="20.39cm" svg:y="5.839cm">
          <text:p/>
          <draw:enhanced-geometry svg:viewBox="0 0 21600 21600" draw:type="rectangle" draw:enhanced-path="M 0 0 L 21600 0 21600 21600 0 21600 0 0 Z N"/>
        </draw:custom-shape>
        <draw:frame draw:style-name="gr88" draw:text-style-name="P31" draw:layer="layout" svg:width="1.467cm" svg:height="1.039cm" svg:x="20.209cm" svg:y="5.955cm">
          <draw:text-box>
            <text:p><text:span text:style-name="T13">2-byte</text:span></text:p>
            <text:p text:style-name="P1"><text:span text:style-name="T13">PAD</text:span></text:p>
          </draw:text-box>
        </draw:frame>
        <draw:frame draw:style-name="gr35" draw:text-style-name="P31" draw:layer="layout" svg:width="25.068cm" svg:height="0.645cm" svg:x="1.651cm" svg:y="8.001cm">
          <draw:text-box>
            <text:p><text:span text:style-name="T13">The twelve byte trigger is encoded by XORing the 1-byte XOR value with the first five bytes of the trigger and the remaining trigger bytes or XORed with 0xB6. </text:span></text:p>
          </draw:text-box>
        </draw:frame>
        <draw:frame draw:style-name="gr35" draw:text-style-name="P31" draw:layer="layout" svg:width="23.845cm" svg:height="1.039cm" svg:x="1.651cm" svg:y="16.802cm">
          <draw:text-box>
            <text:p><text:span text:style-name="T13">The twelve byte trigger is encoded by computing an offset of CRC % 72 into the CRC random data field and XORing each of the twelve following bytes</text:span></text:p>
            <text:p><text:span text:style-name="T13">with the corresponding byte of the twelve-byte trigger payload.</text:span></text:p>
          </draw:text-box>
        </draw:frame>
        <draw:frame draw:style-name="gr35" draw:text-style-name="P31" draw:layer="layout" svg:width="0.697cm" svg:height="0.645cm" svg:x="3.029cm" svg:y="5.343cm">
          <draw:text-box>
            <text:p><text:span text:style-name="T13">8</text:span></text:p>
          </draw:text-box>
        </draw:frame>
        <draw:frame draw:style-name="gr35" draw:text-style-name="P31" draw:layer="layout" svg:width="0.891cm" svg:height="0.645cm" svg:x="5.33cm" svg:y="5.344cm">
          <draw:text-box>
            <text:p><text:span text:style-name="T13">92</text:span></text:p>
          </draw:text-box>
        </draw:frame>
        <draw:frame draw:style-name="gr35" draw:text-style-name="P31" draw:layer="layout" svg:width="0.697cm" svg:height="0.645cm" svg:x="0.93cm" svg:y="5.344cm">
          <draw:text-box>
            <text:p><text:span text:style-name="T13">0</text:span></text:p>
          </draw:text-box>
        </draw:frame>
        <draw:frame draw:style-name="gr35" draw:text-style-name="P32" draw:layer="layout" svg:width="4.189cm" svg:height="0.725cm" svg:x="1.397cm" svg:y="3.683cm">
          <draw:text-box>
            <text:p><text:span text:style-name="T23">Hive 2.5 Algorithm</text:span></text:p>
          </draw:text-box>
        </draw:frame>
        <draw:frame draw:style-name="gr35" draw:text-style-name="P32" draw:layer="layout" svg:width="4.189cm" svg:height="0.725cm" svg:x="1.397cm" svg:y="12.084cm">
          <draw:text-box>
            <text:p><text:span text:style-name="T23">Hive 2.6 Algorithm</text:span></text:p>
          </draw:text-box>
        </draw:frame>
        <draw:line draw:style-name="gr79" draw:text-style-name="P9" draw:layer="layout" svg:x1="25.232cm" svg:y1="14.35cm" svg:x2="24.47cm" svg:y2="15.62cm">
          <text:p/>
        </draw:line>
        <draw:line draw:style-name="gr83" draw:text-style-name="P9" draw:layer="layout" svg:x1="20.893cm" svg:y1="14.985cm" svg:x2="19.577cm" svg:y2="14.985cm">
          <text:p/>
        </draw:line>
        <draw:line draw:style-name="gr83" draw:text-style-name="P9" draw:layer="layout" svg:x1="25.477cm" svg:y1="14.985cm" svg:x2="26.793cm" svg:y2="14.985cm">
          <text:p/>
        </draw:line>
        <draw:frame draw:style-name="gr16" draw:text-style-name="P5" draw:layer="layout" svg:width="5.464cm" svg:height="0.839cm" svg:x="11.238cm" svg:y="20.222cm">
          <draw:text-box>
            <text:p><text:span text:style-name="T6">SECRET//NOFORN</text:span></text:p>
          </draw:text-box>
        </draw:frame>
        <draw:frame draw:style-name="gr15" draw:text-style-name="P5" draw:layer="layout" svg:width="5.464cm" svg:height="0.839cm" svg:x="11.238cm" svg:y="0.506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presentation:use-footer-name="ftr1" presentation:use-date-time-name="dtd1">
        <draw:frame presentation:style-name="pr6" draw:text-style-name="P33" draw:layer="layout" svg:width="24.002cm" svg:height="3.393cm" svg:x="1.967cm" svg:y="1.444cm" presentation:class="title" presentation:user-transformed="true">
          <draw:text-box>
            <text:p text:style-name="P33"><text:span text:style-name="T28">Scrap slides follow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footer-name="ftr1" presentation:use-date-time-name="dtd1">
        <draw:g xml:id="id57" draw:id="id57">
          <draw:custom-shape draw:style-name="gr2" draw:text-style-name="P1" draw:layer="layout" svg:width="1.21cm" svg:height="1.229cm" svg:x="7.554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554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3" draw:id="id63">
          <draw:custom-shape draw:style-name="gr2" draw:text-style-name="P1" draw:layer="layout" svg:width="1.21cm" svg:height="1.229cm" svg:x="7.554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554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34" draw:layer="layout" svg:width="3.228cm" svg:height="0.645cm" svg:x="9.823cm" svg:y="7.578cm">
          <draw:text-box>
            <text:p text:style-name="P34"><text:span text:style-name="T13">172.19.19.125/25</text:span></text:p>
          </draw:text-box>
        </draw:frame>
        <draw:connector draw:style-name="gr7" draw:text-style-name="P1" draw:layer="layout" draw:type="line" svg:x1="4.248cm" svg:y1="4.983cm" svg:x2="7.554cm" svg:y2="4.983cm" draw:start-shape="id56" draw:start-glue-point="1" draw:end-shape="id57" draw:end-glue-point="3" svg:d="m4248 4983h3306">
          <text:p/>
        </draw:connector>
        <draw:frame draw:style-name="gr49" draw:text-style-name="P4" draw:layer="layout" svg:width="3.849cm" svg:height="1.081cm" svg:x="6.335cm" svg:y="2.675cm">
          <draw:text-box>
            <text:p text:style-name="P35"><text:span text:style-name="T8">VPS Servers</text:span></text:p>
            <text:p text:style-name="P35"><text:span text:style-name="T9">IPTABLES Forwarding</text:span></text:p>
          </draw:text-box>
        </draw:frame>
        <draw:frame draw:style-name="gr35" draw:text-style-name="P34" draw:layer="layout" svg:width="2.644cm" svg:height="0.645cm" svg:x="5.121cm" svg:y="4.88cm">
          <draw:text-box>
            <text:p text:style-name="P34"><text:span text:style-name="T13">10.6.5.191/24</text:span></text:p>
          </draw:text-box>
        </draw:frame>
        <draw:connector draw:style-name="gr7" draw:text-style-name="P1" draw:layer="layout" draw:type="line" svg:x1="4.248cm" svg:y1="9.449cm" svg:x2="7.692cm" svg:y2="9.473cm" draw:start-shape="id58" draw:start-glue-point="1" svg:d="m4248 9449 3444 24">
          <text:p/>
        </draw:connector>
        <draw:frame draw:style-name="gr35" draw:text-style-name="P36" draw:layer="layout" svg:width="2.644cm" svg:height="0.645cm" svg:x="5.122cm" svg:y="9.381cm">
          <draw:text-box>
            <text:p text:style-name="P34"><text:span text:style-name="T19">10.6.5.192/24</text:span></text:p>
          </draw:text-box>
        </draw:frame>
        <draw:connector draw:style-name="gr37" draw:text-style-name="P1" draw:layer="layout" draw:type="line" svg:x1="8.764cm" svg:y1="4.983cm" svg:x2="13.648cm" svg:y2="7.972cm" draw:start-shape="id59" draw:start-glue-point="2" draw:end-shape="id59" draw:end-glue-point="3" svg:d="m8764 4983 4884 2989">
          <text:p/>
        </draw:connector>
        <draw:frame draw:style-name="gr35" draw:text-style-name="P36" draw:layer="layout" svg:width="3.423cm" svg:height="0.645cm" svg:x="8.624cm" svg:y="4.483cm">
          <draw:text-box>
            <text:p text:style-name="P34"><text:span text:style-name="T19">172.18.144.132/28</text:span></text:p>
          </draw:text-box>
        </draw:frame>
        <draw:frame draw:style-name="gr35" draw:text-style-name="P36" draw:layer="layout" svg:width="3.034cm" svg:height="0.645cm" svg:x="8.325cm" svg:y="9.784cm">
          <draw:text-box>
            <text:p text:style-name="P34"><text:span text:style-name="T19">172.16.6.226/29</text:span></text:p>
          </draw:text-box>
        </draw:frame>
        <draw:frame draw:style-name="gr35" draw:text-style-name="P37" draw:layer="layout" svg:width="1.082cm" svg:height="0.569cm" svg:x="8.422cm" svg:y="9.483cm">
          <draw:text-box>
            <text:p text:style-name="P34"><text:span text:style-name="T15">eth1</text:span></text:p>
          </draw:text-box>
        </draw:frame>
        <draw:frame draw:style-name="gr35" draw:text-style-name="P37" draw:layer="layout" svg:width="1.082cm" svg:height="0.569cm" svg:x="6.522cm" svg:y="4.481cm">
          <draw:text-box>
            <text:p text:style-name="P34"><text:span text:style-name="T15">eth0</text:span></text:p>
          </draw:text-box>
        </draw:frame>
        <draw:frame draw:style-name="gr35" draw:text-style-name="P37" draw:layer="layout" svg:width="1.082cm" svg:height="0.569cm" svg:x="8.422cm" svg:y="5.282cm">
          <draw:text-box>
            <text:p text:style-name="P34"><text:span text:style-name="T15">eth1</text:span></text:p>
          </draw:text-box>
        </draw:frame>
        <draw:frame draw:style-name="gr35" draw:text-style-name="P37" draw:layer="layout" svg:width="4.354cm" svg:height="0.569cm" svg:x="6.235cm" svg:y="3.914cm">
          <draw:text-box>
            <text:p text:style-name="P34"><text:span text:style-name="T15">Target domain: </text:span><text:span text:style-name="T16">domainA.com</text:span></text:p>
          </draw:text-box>
        </draw:frame>
        <draw:frame draw:style-name="gr35" draw:text-style-name="P37" draw:layer="layout" svg:width="4.354cm" svg:height="0.569cm" svg:x="6.023cm" svg:y="10.183cm">
          <draw:text-box>
            <text:p text:style-name="P34"><text:span text:style-name="T15">Target domain: </text:span><text:span text:style-name="T16">domainB.com</text:span></text:p>
          </draw:text-box>
        </draw:frame>
        <draw:g xml:id="id56" draw:id="id56">
          <draw:custom-shape draw:style-name="gr13" draw:text-style-name="P1" draw:layer="layout" svg:width="2.056cm" svg:height="1.229cm" svg:x="2.192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16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8" draw:id="id58">
          <draw:custom-shape draw:style-name="gr13" draw:text-style-name="P1" draw:layer="layout" svg:width="2.056cm" svg:height="1.229cm" svg:x="2.192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16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2" draw:id="id62">
          <draw:custom-shape draw:style-name="gr8" draw:text-style-name="P1" draw:layer="layout" svg:width="2.662cm" svg:height="1.598cm" svg:x="23.059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" draw:layer="layout" svg:width="2.716cm" svg:height="1.001cm" svg:x="23.032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60" draw:id="id60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3.641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8" draw:text-style-name="P15" draw:layer="layout" svg:width="3.591cm" svg:height="1.741cm" svg:x="13.781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34" draw:layer="layout" svg:width="2.132cm" svg:height="0.645cm" svg:x="21.109cm" svg:y="10.215cm">
          <draw:text-box>
            <text:p text:style-name="P34"><text:span text:style-name="T13">10.2.4.119</text:span></text:p>
          </draw:text-box>
        </draw:frame>
        <draw:g xml:id="id61" draw:id="id61">
          <draw:custom-shape draw:style-name="gr8" draw:text-style-name="P1" draw:layer="layout" svg:width="2.662cm" svg:height="1.598cm" svg:x="23.045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2" draw:layer="layout" svg:width="1.709cm" svg:height="1.115cm" svg:x="23.522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7.51cm" svg:y1="7.878cm" svg:x2="23.045cm" svg:y2="5.043cm" draw:start-shape="id60" draw:start-glue-point="1" draw:end-shape="id61" svg:d="m17510 7878 5535-2835">
          <text:p/>
        </draw:connector>
        <draw:frame draw:style-name="gr35" draw:text-style-name="P34" draw:layer="layout" svg:width="2.547cm" svg:height="0.645cm" svg:x="20.594cm" svg:y="4.439cm">
          <draw:text-box>
            <text:p text:style-name="P34"><text:span text:style-name="T13">172.16.64.10</text:span></text:p>
          </draw:text-box>
        </draw:frame>
        <draw:frame draw:style-name="gr35" draw:text-style-name="P34" draw:layer="layout" svg:width="2.352cm" svg:height="0.645cm" svg:x="17.959cm" svg:y="7.493cm">
          <draw:text-box>
            <text:p text:style-name="P34"><text:span text:style-name="T13">172.16.64.1</text:span></text:p>
          </draw:text-box>
        </draw:frame>
        <draw:connector draw:style-name="gr7" draw:text-style-name="P1" draw:layer="layout" draw:type="line" svg:x1="17.51cm" svg:y1="7.878cm" svg:x2="23.032cm" svg:y2="10.243cm" draw:start-shape="id60" draw:end-shape="id62" svg:d="m17510 7878 5522 2365">
          <text:p/>
        </draw:connector>
        <draw:frame draw:style-name="gr35" draw:text-style-name="P37" draw:layer="layout" svg:width="1.082cm" svg:height="0.569cm" svg:x="6.722cm" svg:y="8.982cm">
          <draw:text-box>
            <text:p text:style-name="P34"><text:span text:style-name="T15">eth0</text:span></text:p>
          </draw:text-box>
        </draw:frame>
        <draw:connector draw:style-name="gr37" draw:text-style-name="P1" draw:layer="layout" draw:type="line" svg:x1="8.764cm" svg:y1="9.449cm" svg:x2="13.748cm" svg:y2="7.972cm" draw:start-shape="id63" draw:start-glue-point="1" svg:d="m8764 9449 4984-1477">
          <text:p/>
        </draw:connector>
        <draw:connector draw:style-name="gr43" draw:text-style-name="P1" draw:layer="layout" draw:type="line" svg:x1="8.764cm" svg:y1="9.449cm" svg:x2="13.748cm" svg:y2="7.972cm" draw:start-shape="id63" draw:start-glue-point="1" svg:d="m8764 9449 4984-1477">
          <text:p/>
        </draw:connector>
        <draw:connector draw:style-name="gr43" draw:text-style-name="P1" xml:id="id59" draw:id="id59" draw:layer="layout" draw:type="line" svg:x1="8.764cm" svg:y1="4.983cm" svg:x2="13.648cm" svg:y2="7.972cm" svg:d="m8764 4983 4884 2989">
          <text:p/>
        </draw:connector>
        <draw:frame draw:style-name="gr35" draw:text-style-name="P37" draw:layer="layout" svg:width="2.174cm" svg:height="0.569cm" svg:x="8.489cm" svg:y="7.178cm">
          <draw:text-box>
            <text:p text:style-name="P34"><text:span text:style-name="T15">VPN tunnels</text:span></text:p>
          </draw:text-box>
        </draw:frame>
        <draw:line draw:style-name="gr41" draw:text-style-name="P1" draw:layer="layout" svg:x1="9.901cm" svg:y1="7.178cm" svg:x2="10.663cm" svg:y2="6.223cm">
          <text:p/>
        </draw:line>
        <draw:line draw:style-name="gr41" draw:text-style-name="P1" draw:layer="layout" svg:x1="9.901cm" svg:y1="7.747cm" svg:x2="10.409cm" svg:y2="8.763cm">
          <text:p/>
        </draw:line>
        <draw:custom-shape draw:style-name="gr44" draw:text-style-name="P1" xml:id="id64" draw:id="id64" draw:layer="layout" svg:width="2.286cm" svg:height="0.762cm" svg:x="14.403cm" svg:y="7.747cm">
          <text:p/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line" svg:x1="13.648cm" svg:y1="7.972cm" svg:x2="14.403cm" svg:y2="8.128cm" draw:start-shape="id59" draw:start-glue-point="3" draw:end-shape="id64" draw:end-glue-point="3" svg:d="m13648 7972 755 156">
          <text:p/>
        </draw:connector>
        <draw:connector draw:style-name="gr45" draw:text-style-name="P1" draw:layer="layout" draw:type="line" svg:x1="17.51cm" svg:y1="7.878cm" svg:x2="16.689cm" svg:y2="8.128cm" draw:start-shape="id60" draw:start-glue-point="1" draw:end-shape="id64" draw:end-glue-point="1" svg:d="m17510 7878-821 250">
          <text:p/>
        </draw:connector>
        <draw:frame draw:style-name="gr35" draw:text-style-name="P20" draw:layer="layout" svg:width="1.772cm" svg:height="0.569cm" svg:x="14.66cm" svg:y="7.844cm">
          <draw:text-box>
            <text:p text:style-name="P38"><text:span text:style-name="T15">Beastbox</text:span></text:p>
          </draw:text-box>
        </draw:frame>
        <draw:frame draw:style-name="gr46" draw:text-style-name="P34" xml:id="id65" draw:id="id65" draw:layer="layout" svg:width="2.352cm" svg:height="0.645cm" svg:x="11.797cm" svg:y="5.461cm">
          <draw:text-box>
            <text:p text:style-name="P34"><text:span text:style-name="T13">10.177.77.1</text:span></text:p>
          </draw:text-box>
        </draw:frame>
        <draw:connector draw:style-name="gr47" draw:text-style-name="P19" draw:layer="layout" draw:type="line" svg:x1="12.973cm" svg:y1="6.106cm" svg:x2="14.403cm" svg:y2="8.128cm" draw:start-shape="id65" draw:start-glue-point="2" draw:end-shape="id64" draw:end-glue-point="3" svg:d="m12973 6106 1430 2022">
          <text:p/>
        </draw:connector>
        <draw:frame draw:style-name="gr35" draw:text-style-name="P37" draw:layer="layout" svg:width="1.082cm" svg:height="0.569cm" svg:x="22.146cm" svg:y="4.13cm">
          <draw:text-box>
            <text:p text:style-name="P34"><text:span text:style-name="T15">eth1</text:span></text:p>
          </draw:text-box>
        </draw:frame>
        <draw:frame draw:style-name="gr35" draw:text-style-name="P9" draw:layer="layout" svg:width="2.356cm" svg:height="1.039cm" svg:x="6.967cm" svg:y="5.715cm">
          <draw:text-box>
            <text:p text:style-name="P39"><text:span text:style-name="T13">CentOS-5.8</text:span></text:p>
            <text:p text:style-name="P39"><text:span text:style-name="T13">64-bit</text:span></text:p>
          </draw:text-box>
        </draw:frame>
        <draw:frame draw:style-name="gr35" draw:text-style-name="P9" draw:layer="layout" svg:width="2.356cm" svg:height="1.039cm" svg:x="6.967cm" svg:y="10.616cm">
          <draw:text-box>
            <text:p text:style-name="P39"><text:span text:style-name="T13">CentOS-5.8</text:span></text:p>
            <text:p text:style-name="P39"><text:span text:style-name="T13">64-bit</text:span></text:p>
          </draw:text-box>
        </draw:frame>
        <draw:frame draw:style-name="gr35" draw:text-style-name="P9" draw:layer="layout" svg:width="2.356cm" svg:height="1.039cm" svg:x="14.397cm" svg:y="5.917cm">
          <draw:text-box>
            <text:p text:style-name="P39"><text:span text:style-name="T13">CentOS-5.6</text:span></text:p>
            <text:p text:style-name="P39"><text:span text:style-name="T13">32-bit</text:span></text:p>
          </draw:text-box>
        </draw:frame>
        <draw:frame draw:style-name="gr35" draw:text-style-name="P9" draw:layer="layout" svg:width="2.356cm" svg:height="1.039cm" svg:x="23.267cm" svg:y="3.118cm">
          <draw:text-box>
            <text:p text:style-name="P39"><text:span text:style-name="T13">CentOS-5.6</text:span></text:p>
            <text:p text:style-name="P39"><text:span text:style-name="T13">32-bit</text:span></text:p>
          </draw:text-box>
        </draw:frame>
        <draw:frame draw:style-name="gr35" draw:text-style-name="P36" draw:layer="layout" svg:width="3.423cm" svg:height="0.569cm" svg:x="9.326cm" svg:y="9.485cm">
          <draw:text-box>
            <text:p text:style-name="P34"><text:span text:style-name="T20">Gateway: 172.16.6.225</text:span></text:p>
          </draw:text-box>
        </draw:frame>
        <draw:frame draw:style-name="gr35" draw:text-style-name="P37" draw:layer="layout" svg:width="1.082cm" svg:height="0.569cm" svg:x="17.346cm" svg:y="7.131cm">
          <draw:text-box>
            <text:p text:style-name="P34"><text:span text:style-name="T15">eth1</text:span></text:p>
          </draw:text-box>
        </draw:frame>
        <draw:frame draw:style-name="gr35" draw:text-style-name="P37" draw:layer="layout" svg:width="1.082cm" svg:height="0.569cm" svg:x="12.746cm" svg:y="7.132cm">
          <draw:text-box>
            <text:p text:style-name="P34"><text:span text:style-name="T15">eth0</text:span></text:p>
          </draw:text-box>
        </draw:frame>
        <draw:frame draw:style-name="gr15" draw:text-style-name="P5" draw:layer="layout" svg:width="6.01cm" svg:height="0.839cm" svg:x="10.965cm" svg:y="0.505cm">
          <draw:text-box>
            <text:p text:style-name="P27"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Hive Beacon Lab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 text:style-name="P27"><text:span text:style-name="T6">SECRET//SI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9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66" draw:id="id66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7" draw:id="id67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66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67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68" draw:start-glue-point="1" draw:end-shape="id66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 text:style-name="P27"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 text:style-name="P27"><text:span text:style-name="T6">SECRET//NOFORN</text:span></text:p>
          </draw:text-box>
        </draw:frame>
        <draw:frame draw:style-name="gr49" draw:text-style-name="P4" draw:layer="layout" svg:width="3.849cm" svg:height="1.081cm" svg:x="6.367cm" svg:y="3.175cm">
          <draw:text-box>
            <text:p text:style-name="P35"><text:span text:style-name="T8">VPS Server</text:span></text:p>
            <text:p text:style-name="P35"><text:span text:style-name="T9">IPTABLES Forwarding</text:span></text:p>
          </draw:text-box>
        </draw:frame>
        <draw:frame draw:style-name="gr35" draw:text-style-name="P34" draw:layer="layout" svg:width="2.157cm" svg:height="0.645cm" svg:x="5.753cm" svg:y="4.88cm">
          <draw:text-box>
            <text:p text:style-name="P34"><text:span text:style-name="T13">10.3.2.174</text:span></text:p>
          </draw:text-box>
        </draw:frame>
        <draw:connector draw:style-name="gr7" draw:text-style-name="P1" draw:layer="layout" draw:type="line" svg:x1="4.28cm" svg:y1="9.449cm" svg:x2="7.724cm" svg:y2="9.473cm" draw:start-shape="id69" draw:start-glue-point="1" svg:d="m4280 9449 3444 24">
          <text:p/>
        </draw:connector>
        <draw:frame draw:style-name="gr35" draw:text-style-name="P34" draw:layer="layout" svg:width="2.157cm" svg:height="0.645cm" svg:x="5.754cm" svg:y="9.381cm">
          <draw:text-box>
            <text:p text:style-name="P34"><text:span text:style-name="T13">10.3.2.185</text:span></text:p>
          </draw:text-box>
        </draw:frame>
        <draw:frame draw:style-name="gr35" draw:text-style-name="P34" draw:layer="layout" svg:width="2.741cm" svg:height="0.645cm" svg:x="10.855cm" svg:y="7.578cm">
          <draw:text-box>
            <text:p text:style-name="P34"><text:span text:style-name="T13">172.16.63.101</text:span></text:p>
          </draw:text-box>
        </draw:frame>
        <draw:frame draw:style-name="gr35" draw:text-style-name="P34" draw:layer="layout" svg:width="2.352cm" svg:height="0.645cm" svg:x="8.756cm" svg:y="4.483cm">
          <draw:text-box>
            <text:p text:style-name="P34"><text:span text:style-name="T13">172.16.63.1</text:span></text:p>
          </draw:text-box>
        </draw:frame>
        <draw:frame draw:style-name="gr35" draw:text-style-name="P34" draw:layer="layout" svg:width="2.741cm" svg:height="0.645cm" svg:x="8.757cm" svg:y="9.484cm">
          <draw:text-box>
            <text:p text:style-name="P34"><text:span text:style-name="T13">172.16.63.131</text:span></text:p>
          </draw:text-box>
        </draw:frame>
        <draw:frame draw:style-name="gr89" draw:text-style-name="P44" draw:layer="layout" svg:width="22.86cm" svg:height="8.736cm" svg:x="2.54cm" svg:y="11.422cm">
          <draw:text-box>
            <text:p text:style-name="P41"><text:span text:style-name="T29">VPS Server IPTABLES Configuration</text:span></text:p>
            <text:p text:style-name="P42"><text:span text:style-name="T30">iptables -P INPUT DROP</text:span></text:p>
            <text:p text:style-name="P42"><text:span text:style-name="T30">iptables -P FORWARD DROP</text:span></text:p>
            <text:p text:style-name="P43"><text:span text:style-name="T30">iptables -p OUTPUT DROP</text:span></text:p>
            <text:p text:style-name="P43"><text:span text:style-name="T30">iptables -A INPUT -p tcp --dport 22 -j ACCEPT</text:span></text:p>
            <text:p text:style-name="P43"><text:span text:style-name="T30">iptables -A OUTPUT -p tcp --sport 22 -j ACCEPT</text:span></text:p>
            <text:p text:style-name="P43"><text:span text:style-name="T31">DNAT</text:span></text:p>
            <text:p text:style-name="P42"><text:span text:style-name="T32">iptables -t nat -A PREROUTING -i eth0 -p tcp --sport 1024:65535 -d 10.3.2.174 --dport 53 -j DNAT --to-destination 172.16.63.101:443</text:span></text:p>
            <text:p text:style-name="P42"><text:span text:style-name="T32">iptables -t nat -A PREROUTING -i eth0 -p tcp --sport 1024:65535 -d 10.3.2.174 --dport 80 -j DNAT --to-destination 172.16.63.101:443</text:span></text:p>
            <text:p text:style-name="P42"><text:span text:style-name="T32">iptables -t nat -A PREROUTING -i eth0 -p tcp --sport 1024:65535 -d 10.3.2.174 --dport 443 -j DNAT --to-destination 172.16.63.101:443</text:span></text:p>
            <text:p text:style-name="P42"><text:span text:style-name="T33">FORWARDING</text:span></text:p>
            <text:p text:style-name="P42"><text:span text:style-name="T32">iptables -A FORWARD -i eth0 -o p3p2 -m state --state ESTABLISHED,RELATED -j ACCEPT</text:span></text:p>
            <text:p text:style-name="P42"><text:span text:style-name="T32">iptables -A FORWARD -i p3p2 -o eth0 -m state --state ESTABLISHED,RELATED -j ACCEPT</text:span></text:p>
            <text:p text:style-name="P42"><text:span text:style-name="T32">iptables -A FORWARD -i eth0 -o p3p2 -p tcp --sport 1024:65535 -d 172.16.63.101 --dport 53 -m state --state NEW -j ACCEPT</text:span></text:p>
            <text:p text:style-name="P42"><text:span text:style-name="T32">iptables -A FORWARD -i eth0 -o p3p2 -p tcp --sport 1024:65535 -d 172.16.63.101 --dport 80 -m state --state NEW -j ACCEPT</text:span></text:p>
            <text:p text:style-name="P42"><text:span text:style-name="T32">iptables -A FORWARD -i eth0 -o p3p2 -p tcp --sport 1024:65535 -d 172.16.63.101 --dport 443 -m state --state NEW -j ACCEPT</text:span></text:p>
            <text:p text:style-name="P42"><text:span text:style-name="T33">SNAT</text:span></text:p>
            <text:p text:style-name="P42"><text:span text:style-name="T32">iptables -t nat -A POSTROUTING -o p3p2 -j MASQUERADE</text:span></text:p>
          </draw:text-box>
        </draw:frame>
        <draw:frame draw:style-name="gr35" draw:text-style-name="P37" draw:layer="layout" svg:width="1.082cm" svg:height="0.569cm" svg:x="6.654cm" svg:y="4.481cm">
          <draw:text-box>
            <text:p text:style-name="P34"><text:span text:style-name="T15">eth0</text:span></text:p>
          </draw:text-box>
        </draw:frame>
        <draw:frame draw:style-name="gr35" draw:text-style-name="P37" draw:layer="layout" svg:width="1.162cm" svg:height="0.569cm" svg:x="8.554cm" svg:y="5.182cm">
          <draw:text-box>
            <text:p text:style-name="P34"><text:span text:style-name="T15">p3p2</text:span></text:p>
          </draw:text-box>
        </draw:frame>
        <draw:frame draw:style-name="gr35" draw:text-style-name="P37" draw:layer="layout" svg:width="5.379cm" svg:height="0.569cm" svg:x="1.954cm" svg:y="5.482cm">
          <draw:text-box>
            <text:p text:style-name="P34"><text:span text:style-name="T15">Target domain: </text:span><text:span text:style-name="T16">vhost1.edb.devlan.net</text:span></text:p>
          </draw:text-box>
        </draw:frame>
        <draw:frame draw:style-name="gr35" draw:text-style-name="P37" draw:layer="layout" svg:width="5.379cm" svg:height="0.569cm" svg:x="1.955cm" svg:y="9.983cm">
          <draw:text-box>
            <text:p text:style-name="P34"><text:span text:style-name="T15">Target domain: </text:span><text:span text:style-name="T16">vhost2.edb.devlan.net</text:span></text:p>
          </draw:text-box>
        </draw:frame>
        <draw:g xml:id="id68" draw:id="id68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9" draw:id="id69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72" draw:id="id72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4" draw:layer="layout" svg:width="2.157cm" svg:height="0.645cm" svg:x="16.288cm" svg:y="8.471cm">
          <draw:text-box>
            <text:p text:style-name="P34"><text:span text:style-name="T13">10.3.2.125</text:span></text:p>
          </draw:text-box>
        </draw:frame>
        <draw:g xml:id="id70" draw:id="id70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0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4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4" draw:layer="layout" svg:width="2.132cm" svg:height="0.645cm" svg:x="20.041cm" svg:y="9.115cm">
          <draw:text-box>
            <text:p text:style-name="P34"><text:span text:style-name="T13">10.2.4.119</text:span></text:p>
          </draw:text-box>
        </draw:frame>
        <draw:g xml:id="id71" draw:id="id71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70" draw:start-glue-point="4" draw:end-shape="id71" svg:d="m16442 7748 5535-705">
          <text:p/>
        </draw:connector>
        <draw:frame draw:style-name="gr35" draw:text-style-name="P34" draw:layer="layout" svg:width="2.547cm" svg:height="0.645cm" svg:x="19.626cm" svg:y="6.439cm">
          <draw:text-box>
            <text:p text:style-name="P34"><text:span text:style-name="T13">172.16.64.10</text:span></text:p>
          </draw:text-box>
        </draw:frame>
        <draw:frame draw:style-name="gr35" draw:text-style-name="P34" draw:layer="layout" svg:width="2.352cm" svg:height="0.645cm" svg:x="16.288cm" svg:y="6.973cm">
          <draw:text-box>
            <text:p text:style-name="P34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70" draw:start-glue-point="5" draw:end-shape="id72" svg:d="m16442 8255 5522 888">
          <text:p/>
        </draw:connector>
        <draw:frame draw:style-name="gr35" draw:text-style-name="P34" draw:layer="layout" svg:width="2.132cm" svg:height="0.645cm" svg:x="24.669cm" svg:y="6.316cm">
          <draw:text-box>
            <text:p text:style-name="P34"><text:span text:style-name="T13">10.3.2.113</text:span></text:p>
          </draw:text-box>
        </draw:frame>
        <draw:connector draw:style-name="gr41" draw:text-style-name="P1" draw:layer="layout" draw:type="line" svg:x1="24.639cm" svg:y1="7.043cm" svg:x2="26.162cm" svg:y2="7.047cm" draw:start-shape="id71" draw:start-glue-point="1" svg:d="m24639 7043 1523 4">
          <text:p/>
        </draw:connector>
        <presentation:notes draw:style-name="dp2">
          <draw:page-thumbnail draw:style-name="gr32" draw:layer="layout" svg:width="13.968cm" svg:height="10.476cm" svg:x="3.81cm" svg:y="2.123cm" draw:page-number="10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 presentation:use-footer-name="ftr1" presentation:use-date-time-name="dtd1">
        <draw:custom-shape draw:style-name="gr91" draw:text-style-name="P9" draw:layer="layout" svg:width="5.588cm" svg:height="3.81cm" svg:x="16.383cm" svg:y="4.19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73" draw:id="id73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74" draw:id="id74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73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74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75" draw:start-glue-point="1" draw:end-shape="id73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 text:style-name="P27"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 text:style-name="P27"><text:span text:style-name="T6">SECRET//NOFORN</text:span></text:p>
          </draw:text-box>
        </draw:frame>
        <draw:frame draw:style-name="gr49" draw:text-style-name="P4" draw:layer="layout" svg:width="3.849cm" svg:height="1.081cm" svg:x="6.367cm" svg:y="3.175cm">
          <draw:text-box>
            <text:p text:style-name="P35"><text:span text:style-name="T8">VPS Server</text:span></text:p>
            <text:p text:style-name="P35"><text:span text:style-name="T9">IPTABLES Forwarding</text:span></text:p>
          </draw:text-box>
        </draw:frame>
        <draw:frame draw:style-name="gr35" draw:text-style-name="P34" draw:layer="layout" svg:width="2.157cm" svg:height="0.645cm" svg:x="5.753cm" svg:y="4.88cm">
          <draw:text-box>
            <text:p text:style-name="P34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76" draw:start-glue-point="1" svg:d="m4280 9449 3444 24">
          <text:p/>
        </draw:connector>
        <draw:frame draw:style-name="gr35" draw:text-style-name="P34" draw:layer="layout" svg:width="2.157cm" svg:height="0.645cm" svg:x="5.754cm" svg:y="9.381cm">
          <draw:text-box>
            <text:p text:style-name="P34"><text:span text:style-name="T13">10.6.5.192</text:span></text:p>
          </draw:text-box>
        </draw:frame>
        <draw:frame draw:style-name="gr35" draw:text-style-name="P34" draw:layer="layout" svg:width="2.741cm" svg:height="0.645cm" svg:x="10.855cm" svg:y="7.578cm">
          <draw:text-box>
            <text:p text:style-name="P34"><text:span text:style-name="T13">172.16.63.101</text:span></text:p>
          </draw:text-box>
        </draw:frame>
        <draw:frame draw:style-name="gr35" draw:text-style-name="P34" draw:layer="layout" svg:width="2.352cm" svg:height="0.645cm" svg:x="8.756cm" svg:y="4.483cm">
          <draw:text-box>
            <text:p text:style-name="P34"><text:span text:style-name="T13">172.16.63.1</text:span></text:p>
          </draw:text-box>
        </draw:frame>
        <draw:frame draw:style-name="gr35" draw:text-style-name="P34" draw:layer="layout" svg:width="2.352cm" svg:height="0.645cm" svg:x="8.557cm" svg:y="9.584cm">
          <draw:text-box>
            <text:p text:style-name="P34"><text:span text:style-name="T13">172.16.63.2</text:span></text:p>
          </draw:text-box>
        </draw:frame>
        <draw:frame draw:style-name="gr35" draw:text-style-name="P37" draw:layer="layout" svg:width="1.082cm" svg:height="0.569cm" svg:x="6.654cm" svg:y="4.481cm">
          <draw:text-box>
            <text:p text:style-name="P34"><text:span text:style-name="T15">eth0</text:span></text:p>
          </draw:text-box>
        </draw:frame>
        <draw:frame draw:style-name="gr35" draw:text-style-name="P37" draw:layer="layout" svg:width="1.082cm" svg:height="0.569cm" svg:x="8.554cm" svg:y="5.182cm">
          <draw:text-box>
            <text:p text:style-name="P34"><text:span text:style-name="T15">eth1</text:span></text:p>
          </draw:text-box>
        </draw:frame>
        <draw:frame draw:style-name="gr35" draw:text-style-name="P37" draw:layer="layout" svg:width="5.379cm" svg:height="0.569cm" svg:x="1.954cm" svg:y="5.482cm">
          <draw:text-box>
            <text:p text:style-name="P34"><text:span text:style-name="T15">Target domain: </text:span><text:span text:style-name="T16">vhost1.edb.devlan.net</text:span></text:p>
          </draw:text-box>
        </draw:frame>
        <draw:frame draw:style-name="gr35" draw:text-style-name="P37" draw:layer="layout" svg:width="5.379cm" svg:height="0.569cm" svg:x="1.955cm" svg:y="9.983cm">
          <draw:text-box>
            <text:p text:style-name="P34"><text:span text:style-name="T15">Target domain: </text:span><text:span text:style-name="T16">vhost2.edb.devlan.net</text:span></text:p>
          </draw:text-box>
        </draw:frame>
        <draw:g xml:id="id75" draw:id="id75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76" draw:id="id76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79" draw:id="id79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4" draw:layer="layout" svg:width="2.157cm" svg:height="0.645cm" svg:x="16.288cm" svg:y="8.471cm">
          <draw:text-box>
            <text:p text:style-name="P34"><text:span text:style-name="T13">10.6.5.196</text:span></text:p>
          </draw:text-box>
        </draw:frame>
        <draw:g xml:id="id77" draw:id="id77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0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4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4" draw:layer="layout" svg:width="2.132cm" svg:height="0.645cm" svg:x="20.041cm" svg:y="9.115cm">
          <draw:text-box>
            <text:p text:style-name="P34"><text:span text:style-name="T13">10.2.4.119</text:span></text:p>
          </draw:text-box>
        </draw:frame>
        <draw:g xml:id="id78" draw:id="id78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77" draw:start-glue-point="4" draw:end-shape="id78" svg:d="m16442 7748 5535-705">
          <text:p/>
        </draw:connector>
        <draw:frame draw:style-name="gr35" draw:text-style-name="P34" draw:layer="layout" svg:width="2.547cm" svg:height="0.645cm" svg:x="19.626cm" svg:y="6.439cm">
          <draw:text-box>
            <text:p text:style-name="P34"><text:span text:style-name="T13">172.16.64.10</text:span></text:p>
          </draw:text-box>
        </draw:frame>
        <draw:frame draw:style-name="gr35" draw:text-style-name="P34" draw:layer="layout" svg:width="2.352cm" svg:height="0.645cm" svg:x="16.288cm" svg:y="6.973cm">
          <draw:text-box>
            <text:p text:style-name="P34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77" draw:start-glue-point="5" draw:end-shape="id79" svg:d="m16442 8255 5522 888">
          <text:p/>
        </draw:connector>
        <draw:frame draw:style-name="gr35" draw:text-style-name="P34" draw:layer="layout" svg:width="2.157cm" svg:height="0.645cm" svg:x="24.669cm" svg:y="6.316cm">
          <draw:text-box>
            <text:p text:style-name="P34"><text:span text:style-name="T13">10.6.5.197</text:span></text:p>
          </draw:text-box>
        </draw:frame>
        <draw:connector draw:style-name="gr41" draw:text-style-name="P1" draw:layer="layout" draw:type="line" svg:x1="24.639cm" svg:y1="7.043cm" svg:x2="26.162cm" svg:y2="7.047cm" draw:start-shape="id78" draw:start-glue-point="1" svg:d="m24639 7043 1523 4">
          <text:p/>
        </draw:connector>
        <draw:frame draw:style-name="gr35" draw:text-style-name="P17" draw:layer="layout" svg:width="1.124cm" svg:height="0.607cm" svg:x="6.731cm" svg:y="4.155cm">
          <draw:text-box>
            <text:p text:style-name="P45"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 text:style-name="P45"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 text:style-name="P45"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 text:style-name="P45"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 text:style-name="P45"><text:span text:style-name="T14">tap31</text:span></text:p>
          </draw:text-box>
        </draw:frame>
        <draw:frame draw:style-name="gr35" draw:text-style-name="P17" draw:layer="layout" svg:width="1.302cm" svg:height="0.607cm" svg:x="16.366cm" svg:y="6.657cm">
          <draw:text-box>
            <text:p text:style-name="P45"><text:span text:style-name="T14">tap32</text:span></text:p>
          </draw:text-box>
        </draw:frame>
        <draw:frame draw:style-name="gr35" draw:text-style-name="P17" draw:layer="layout" svg:width="1.302cm" svg:height="0.607cm" svg:x="20.766cm" svg:y="7.058cm">
          <draw:text-box>
            <text:p text:style-name="P45"><text:span text:style-name="T14">tap41</text:span></text:p>
          </draw:text-box>
        </draw:frame>
        <draw:frame draw:style-name="gr35" draw:text-style-name="P17" draw:layer="layout" svg:width="1.124cm" svg:height="0.607cm" svg:x="16.366cm" svg:y="8.858cm">
          <draw:text-box>
            <text:p text:style-name="P45"><text:span text:style-name="T14">tap3</text:span></text:p>
          </draw:text-box>
        </draw:frame>
        <draw:frame draw:style-name="gr35" draw:text-style-name="P17" draw:layer="layout" svg:width="1.124cm" svg:height="0.607cm" svg:x="24.466cm" svg:y="7.059cm">
          <draw:text-box>
            <text:p text:style-name="P45"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 text:style-name="P38"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 text:style-name="P38"><text:span text:style-name="T18">Bridge: br2</text:span></text:p>
          </draw:text-box>
        </draw:frame>
        <draw:frame draw:style-name="gr35" draw:text-style-name="P37" draw:layer="layout" svg:width="1.082cm" svg:height="0.569cm" svg:x="6.654cm" svg:y="8.982cm">
          <draw:text-box>
            <text:p text:style-name="P34"><text:span text:style-name="T15">eth0</text:span></text:p>
          </draw:text-box>
        </draw:frame>
        <draw:frame draw:style-name="gr35" draw:text-style-name="P37" draw:layer="layout" svg:width="1.082cm" svg:height="0.569cm" svg:x="8.654cm" svg:y="9.283cm">
          <draw:text-box>
            <text:p text:style-name="P34"><text:span text:style-name="T15">eth1</text:span></text:p>
          </draw:text-box>
        </draw:frame>
        <draw:frame draw:style-name="gr89" draw:text-style-name="P44" draw:layer="layout" svg:width="22.86cm" svg:height="8.736cm" svg:x="2.54cm" svg:y="11.422cm">
          <draw:text-box>
            <text:p text:style-name="P41"><text:span text:style-name="T29">VPS Server IPTABLES Configuration</text:span></text:p>
            <text:p text:style-name="P42"><text:span text:style-name="T30">iptables -P INPUT DROP</text:span></text:p>
            <text:p text:style-name="P42"><text:span text:style-name="T30">iptables -P FORWARD DROP</text:span></text:p>
            <text:p text:style-name="P43"><text:span text:style-name="T30">iptables -p OUTPUT DROP</text:span></text:p>
            <text:p text:style-name="P43"><text:span text:style-name="T30">iptables -A INPUT -p tcp --dport 22 -j ACCEPT</text:span></text:p>
            <text:p text:style-name="P43"><text:span text:style-name="T30">iptables -A OUTPUT -p tcp --sport 22 -j ACCEPT</text:span></text:p>
            <text:p text:style-name="P43"><text:span text:style-name="T31">DNAT</text:span></text:p>
            <text:p text:style-name="P42"><text:span text:style-name="T32">iptables -t nat -A PREROUTING -i eth0 -p tcp --sport 1024:65535 -d 10.3.2.174 --dport 53 -j DNAT --to-destination 172.16.63.101:443</text:span></text:p>
            <text:p text:style-name="P42"><text:span text:style-name="T32">iptables -t nat -A PREROUTING -i eth0 -p tcp --sport 1024:65535 -d 10.3.2.174 --dport 80 -j DNAT --to-destination 172.16.63.101:443</text:span></text:p>
            <text:p text:style-name="P42"><text:span text:style-name="T32">iptables -t nat -A PREROUTING -i eth0 -p tcp --sport 1024:65535 -d 10.3.2.174 --dport 443 -j DNAT --to-destination 172.16.63.101:443</text:span></text:p>
            <text:p text:style-name="P42"><text:span text:style-name="T33">FORWARDING</text:span></text:p>
            <text:p text:style-name="P42"><text:span text:style-name="T32">iptables -A FORWARD -i eth0 -o p3p2 -m state --state ESTABLISHED,RELATED -j ACCEPT</text:span></text:p>
            <text:p text:style-name="P42"><text:span text:style-name="T32">iptables -A FORWARD -i p3p2 -o eth0 -m state --state ESTABLISHED,RELATED -j ACCEPT</text:span></text:p>
            <text:p text:style-name="P42"><text:span text:style-name="T32">iptables -A FORWARD -i eth0 -o p3p2 -p tcp --sport 1024:65535 -d 172.16.63.101 --dport 53 -m state --state NEW -j ACCEPT</text:span></text:p>
            <text:p text:style-name="P42"><text:span text:style-name="T32">iptables -A FORWARD -i eth0 -o p3p2 -p tcp --sport 1024:65535 -d 172.16.63.101 --dport 80 -m state --state NEW -j ACCEPT</text:span></text:p>
            <text:p text:style-name="P42"><text:span text:style-name="T32">iptables -A FORWARD -i eth0 -o p3p2 -p tcp --sport 1024:65535 -d 172.16.63.101 --dport 443 -m state --state NEW -j ACCEPT</text:span></text:p>
            <text:p text:style-name="P42"><text:span text:style-name="T33">SNAT</text:span></text:p>
            <text:p text:style-name="P42"><text:span text:style-name="T32">iptables -t nat -A POSTROUTING -o p3p2 -j MASQUERADE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1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 presentation:use-footer-name="ftr1" presentation:use-date-time-name="dtd1">
        <draw:custom-shape draw:style-name="gr91" draw:text-style-name="P9" draw:layer="layout" svg:width="5.529cm" svg:height="3.81cm" svg:x="16.442cm" svg:y="4.19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80" draw:id="id80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81" draw:id="id81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80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81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82" draw:start-glue-point="1" draw:end-shape="id80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 text:style-name="P27"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 text:style-name="P27"><text:span text:style-name="T6">SECRET//NOFORN</text:span></text:p>
          </draw:text-box>
        </draw:frame>
        <draw:frame draw:style-name="gr49" draw:text-style-name="P4" draw:layer="layout" svg:width="3.849cm" svg:height="1.081cm" svg:x="6.367cm" svg:y="3.175cm">
          <draw:text-box>
            <text:p text:style-name="P35"><text:span text:style-name="T8">VPS Server</text:span></text:p>
            <text:p text:style-name="P35"><text:span text:style-name="T9">IPTABLES Forwarding</text:span></text:p>
          </draw:text-box>
        </draw:frame>
        <draw:frame draw:style-name="gr35" draw:text-style-name="P34" draw:layer="layout" svg:width="2.157cm" svg:height="0.645cm" svg:x="5.753cm" svg:y="4.88cm">
          <draw:text-box>
            <text:p text:style-name="P34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83" draw:start-glue-point="1" svg:d="m4280 9449 3444 24">
          <text:p/>
        </draw:connector>
        <draw:frame draw:style-name="gr35" draw:text-style-name="P34" draw:layer="layout" svg:width="2.157cm" svg:height="0.645cm" svg:x="5.754cm" svg:y="9.381cm">
          <draw:text-box>
            <text:p text:style-name="P34"><text:span text:style-name="T13">10.6.5.192</text:span></text:p>
          </draw:text-box>
        </draw:frame>
        <draw:frame draw:style-name="gr35" draw:text-style-name="P34" draw:layer="layout" svg:width="2.741cm" svg:height="0.645cm" svg:x="10.855cm" svg:y="7.578cm">
          <draw:text-box>
            <text:p text:style-name="P34"><text:span text:style-name="T13">172.16.63.101</text:span></text:p>
          </draw:text-box>
        </draw:frame>
        <draw:frame draw:style-name="gr35" draw:text-style-name="P34" draw:layer="layout" svg:width="2.352cm" svg:height="0.645cm" svg:x="8.756cm" svg:y="4.483cm">
          <draw:text-box>
            <text:p text:style-name="P34"><text:span text:style-name="T13">172.16.63.1</text:span></text:p>
          </draw:text-box>
        </draw:frame>
        <draw:frame draw:style-name="gr35" draw:text-style-name="P34" draw:layer="layout" svg:width="2.352cm" svg:height="0.645cm" svg:x="8.557cm" svg:y="9.584cm">
          <draw:text-box>
            <text:p text:style-name="P34"><text:span text:style-name="T13">172.16.63.2</text:span></text:p>
          </draw:text-box>
        </draw:frame>
        <draw:frame draw:style-name="gr35" draw:text-style-name="P37" draw:layer="layout" svg:width="1.082cm" svg:height="0.569cm" svg:x="6.654cm" svg:y="4.481cm">
          <draw:text-box>
            <text:p text:style-name="P34"><text:span text:style-name="T15">eth0</text:span></text:p>
          </draw:text-box>
        </draw:frame>
        <draw:frame draw:style-name="gr35" draw:text-style-name="P37" draw:layer="layout" svg:width="1.082cm" svg:height="0.569cm" svg:x="8.554cm" svg:y="5.182cm">
          <draw:text-box>
            <text:p text:style-name="P34"><text:span text:style-name="T15">eth1</text:span></text:p>
          </draw:text-box>
        </draw:frame>
        <draw:frame draw:style-name="gr35" draw:text-style-name="P37" draw:layer="layout" svg:width="5.379cm" svg:height="0.569cm" svg:x="1.954cm" svg:y="5.482cm">
          <draw:text-box>
            <text:p text:style-name="P34"><text:span text:style-name="T15">Target domain: </text:span><text:span text:style-name="T16">vhost1.edb.devlan.net</text:span></text:p>
          </draw:text-box>
        </draw:frame>
        <draw:frame draw:style-name="gr35" draw:text-style-name="P37" draw:layer="layout" svg:width="5.379cm" svg:height="0.569cm" svg:x="1.955cm" svg:y="9.983cm">
          <draw:text-box>
            <text:p text:style-name="P34"><text:span text:style-name="T15">Target domain: </text:span><text:span text:style-name="T16">vhost2.edb.devlan.net</text:span></text:p>
          </draw:text-box>
        </draw:frame>
        <draw:g xml:id="id82" draw:id="id82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83" draw:id="id83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86" draw:id="id86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4" draw:layer="layout" svg:width="2.157cm" svg:height="0.645cm" svg:x="16.188cm" svg:y="8.771cm">
          <draw:text-box>
            <text:p text:style-name="P34"><text:span text:style-name="T13">10.6.5.196</text:span></text:p>
          </draw:text-box>
        </draw:frame>
        <draw:g xml:id="id84" draw:id="id84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0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4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4" draw:layer="layout" svg:width="2.132cm" svg:height="0.645cm" svg:x="20.041cm" svg:y="10.215cm">
          <draw:text-box>
            <text:p text:style-name="P34"><text:span text:style-name="T13">10.2.4.119</text:span></text:p>
          </draw:text-box>
        </draw:frame>
        <draw:g xml:id="id85" draw:id="id85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5.043cm" draw:start-shape="id84" draw:start-glue-point="4" draw:end-shape="id85" svg:d="m16442 7748 5535-2705">
          <text:p/>
        </draw:connector>
        <draw:frame draw:style-name="gr35" draw:text-style-name="P34" draw:layer="layout" svg:width="2.547cm" svg:height="0.645cm" svg:x="19.626cm" svg:y="4.439cm">
          <draw:text-box>
            <text:p text:style-name="P34"><text:span text:style-name="T13">172.16.64.10</text:span></text:p>
          </draw:text-box>
        </draw:frame>
        <draw:frame draw:style-name="gr35" draw:text-style-name="P34" draw:layer="layout" svg:width="2.352cm" svg:height="0.645cm" svg:x="16.288cm" svg:y="6.273cm">
          <draw:text-box>
            <text:p text:style-name="P34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10.243cm" draw:start-shape="id84" draw:start-glue-point="5" draw:end-shape="id86" svg:d="m16442 8255 5522 1988">
          <text:p/>
        </draw:connector>
        <draw:frame draw:style-name="gr35" draw:text-style-name="P34" draw:layer="layout" svg:width="2.157cm" svg:height="0.645cm" svg:x="24.669cm" svg:y="4.316cm">
          <draw:text-box>
            <text:p text:style-name="P34"><text:span text:style-name="T13">10.6.5.197</text:span></text:p>
          </draw:text-box>
        </draw:frame>
        <draw:connector draw:style-name="gr41" draw:text-style-name="P1" draw:layer="layout" draw:type="line" svg:x1="24.639cm" svg:y1="5.043cm" svg:x2="26.162cm" svg:y2="5.047cm" draw:start-shape="id85" draw:start-glue-point="1" svg:d="m24639 5043 1523 4">
          <text:p/>
        </draw:connector>
        <draw:frame draw:style-name="gr35" draw:text-style-name="P17" draw:layer="layout" svg:width="1.124cm" svg:height="0.607cm" svg:x="6.731cm" svg:y="4.155cm">
          <draw:text-box>
            <text:p text:style-name="P45"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 text:style-name="P45"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 text:style-name="P45"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 text:style-name="P45"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 text:style-name="P45"><text:span text:style-name="T14">tap31</text:span></text:p>
          </draw:text-box>
        </draw:frame>
        <draw:frame draw:style-name="gr35" draw:text-style-name="P17" draw:layer="layout" svg:width="1.302cm" svg:height="0.607cm" svg:x="16.366cm" svg:y="5.957cm">
          <draw:text-box>
            <text:p text:style-name="P45"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 text:style-name="P45"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 text:style-name="P45"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 text:style-name="P45"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 text:style-name="P38"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 text:style-name="P38"><text:span text:style-name="T18">Bridge: br2</text:span></text:p>
          </draw:text-box>
        </draw:frame>
        <draw:frame draw:style-name="gr35" draw:text-style-name="P37" draw:layer="layout" svg:width="1.082cm" svg:height="0.569cm" svg:x="6.654cm" svg:y="8.982cm">
          <draw:text-box>
            <text:p text:style-name="P34"><text:span text:style-name="T15">eth0</text:span></text:p>
          </draw:text-box>
        </draw:frame>
        <draw:frame draw:style-name="gr35" draw:text-style-name="P37" draw:layer="layout" svg:width="1.082cm" svg:height="0.569cm" svg:x="8.654cm" svg:y="9.283cm">
          <draw:text-box>
            <text:p text:style-name="P34"><text:span text:style-name="T15">eth1</text:span></text:p>
          </draw:text-box>
        </draw:frame>
        <draw:frame draw:style-name="gr42" draw:text-style-name="P19" draw:layer="layout" svg:width="4.223cm" svg:height="1.523cm" svg:x="11.943cm" svg:y="9.025cm">
          <draw:text-box>
            <text:p text:style-name="P46"><text:span text:style-name="T15">Blot In-bound Ports</text:span></text:p>
            <text:p text:style-name="P38"><text:span text:style-name="T18">8001: vhost1 <text:s text:c="3"/>44301: vhost1</text:span></text:p>
            <text:p text:style-name="P38"><text:span text:style-name="T18">8002: vhost2 <text:s text:c="3"/>44302: vhost2</text:span></text:p>
            <text:p text:style-name="P38"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2" draw:text-style-name="P19" draw:layer="layout" svg:width="3.283cm" svg:height="1.523cm" svg:x="22.144cm" svg:y="5.926cm">
          <draw:text-box>
            <text:p text:style-name="P46"><text:span text:style-name="T15">Cover Server Ports</text:span></text:p>
            <text:p text:style-name="P38"><text:span text:style-name="T18">172.16.64.11: vhost1</text:span></text:p>
            <text:p text:style-name="P38"><text:span text:style-name="T18">172.16.64.12: vhost2</text:span></text:p>
            <text:p text:style-name="P38"><text:span text:style-name="T18">…</text:span><text:span text:style-name="T18"><text:tab/></text:span><text:span text:style-name="T18"><text:tab/></text:span><text:span text:style-name="T18">...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2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Gray_20_45_20_degrees" draw:display-name="Gray 45 degrees" draw:style="single" draw:color="#808080" draw:distance="0.102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quare_20_45" draw:display-name="Square 45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2cm" fo:text-indent="0cm"/>
      <style:text-properties style:use-window-font-color="true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4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9cm" fo:text-indent="0cm"/>
      <style:text-properties fo:font-size="23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1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4.002cm" svg:height="3.393cm" svg:x="1.967cm" svg:y="1.444cm" presentation:class="title" presentation:placeholder="true">
        <draw:text-box/>
      </draw:frame>
      <draw:frame presentation:style-name="Default-outline1" draw:layer="backgroundobjects" svg:width="24.002cm" svg:height="13.411cm" svg:x="1.967cm" svg:y="5.389cm" presentation:class="outline" presentation:placeholder="true">
        <draw:text-box/>
      </draw:frame>
      <draw:frame presentation:style-name="Mpr1" draw:text-style-name="MP1" draw:layer="backgroundobjects" svg:width="6.213cm" svg:height="0.559cm" svg:x="1.967cm" svg:y="19.98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454cm" svg:height="0.559cm" svg:x="9.755cm" svg:y="19.987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213cm" svg:height="0.559cm" svg:x="19.756cm" svg:y="19.98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2T08:46:14</meta:creation-date>
    <meta:editing-duration>P116DT22H26M58S</meta:editing-duration>
    <meta:editing-cycles>128</meta:editing-cycles>
    <dc:date>2012-12-10T11:02:28</dc:date>
    <meta:generator>LibreOffice/3.4$Unix LibreOffice_project/340m1$Build-402</meta:generator>
    <meta:print-date>2012-11-21T07:30:21</meta:print-date>
    <meta:document-statistic meta:object-count="723"/>
    <meta:user-defined meta:name="Classification">SECRET//NOFORN</meta:user-defined>
  </office:meta>
</office:document-meta>
</file>